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4.143cm" table:align="left"/>
    </style:style>
    <style:style style:name="Таблица1.A" style:family="table-column">
      <style:table-column-properties style:column-width="3.718cm"/>
    </style:style>
    <style:style style:name="Таблица1.B" style:family="table-column">
      <style:table-column-properties style:column-width="10.42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A74" style:family="table-cell">
      <style:table-cell-properties fo:padding="0.097cm" fo:border-left="0.05pt solid #000000" fo:border-right="none" fo:border-top="none" fo:border-bottom="0.05pt solid #000000"/>
    </style:style>
    <style:style style:name="Таблица1.A75" style:family="table-cell">
      <style:table-cell-properties fo:padding="0.097cm" fo:border-left="0.05pt solid #000000" fo:border-right="none" fo:border-top="none" fo:border-bottom="0.05pt solid #000000"/>
    </style:style>
    <style:style style:name="Таблица1.A76" style:family="table-cell">
      <style:table-cell-properties fo:padding="0.097cm" fo:border-left="0.05pt solid #000000" fo:border-right="none" fo:border-top="none" fo:border-bottom="0.05pt solid #000000"/>
    </style:style>
    <style:style style:name="Таблица1.A77" style:family="table-cell">
      <style:table-cell-properties fo:padding="0.097cm" fo:border-left="0.05pt solid #000000" fo:border-right="none" fo:border-top="none" fo:border-bottom="0.05pt solid #000000"/>
    </style:style>
    <style:style style:name="Таблица1.A78" style:family="table-cell">
      <style:table-cell-properties fo:padding="0.097cm" fo:border-left="0.05pt solid #000000" fo:border-right="none" fo:border-top="none" fo:border-bottom="0.05pt solid #000000"/>
    </style:style>
    <style:style style:name="Таблица1.A79" style:family="table-cell">
      <style:table-cell-properties fo:padding="0.097cm" fo:border-left="0.05pt solid #000000" fo:border-right="none" fo:border-top="none" fo:border-bottom="0.05pt solid #000000"/>
    </style:style>
    <style:style style:name="Таблица1.A80" style:family="table-cell">
      <style:table-cell-properties fo:padding="0.097cm" fo:border-left="0.05pt solid #000000" fo:border-right="none" fo:border-top="none" fo:border-bottom="0.05pt solid #000000"/>
    </style:style>
    <style:style style:name="Таблица1.A81" style:family="table-cell">
      <style:table-cell-properties fo:padding="0.097cm" fo:border-left="0.05pt solid #000000" fo:border-right="none" fo:border-top="none" fo:border-bottom="0.05pt solid #000000"/>
    </style:style>
    <style:style style:name="Таблица1.A82" style:family="table-cell">
      <style:table-cell-properties fo:padding="0.097cm" fo:border-left="0.05pt solid #000000" fo:border-right="none" fo:border-top="none" fo:border-bottom="0.05pt solid #000000"/>
    </style:style>
    <style:style style:name="Таблица1.A83" style:family="table-cell">
      <style:table-cell-properties fo:padding="0.097cm" fo:border-left="0.05pt solid #000000" fo:border-right="none" fo:border-top="none" fo:border-bottom="0.05pt solid #000000"/>
    </style:style>
    <style:style style:name="Таблица1.A84" style:family="table-cell">
      <style:table-cell-properties fo:padding="0.097cm" fo:border-left="0.05pt solid #000000" fo:border-right="none" fo:border-top="none" fo:border-bottom="0.05pt solid #000000"/>
    </style:style>
    <style:style style:name="Таблица1.A85" style:family="table-cell">
      <style:table-cell-properties fo:padding="0.097cm" fo:border-left="0.05pt solid #000000" fo:border-right="none" fo:border-top="none" fo:border-bottom="0.05pt solid #000000"/>
    </style:style>
    <style:style style:name="Таблица1.A86" style:family="table-cell">
      <style:table-cell-properties fo:padding="0.097cm" fo:border-left="0.05pt solid #000000" fo:border-right="none" fo:border-top="none" fo:border-bottom="0.05pt solid #000000"/>
    </style:style>
    <style:style style:name="Таблица1.A87" style:family="table-cell">
      <style:table-cell-properties fo:padding="0.097cm" fo:border-left="0.05pt solid #000000" fo:border-right="none" fo:border-top="none" fo:border-bottom="0.05pt solid #000000"/>
    </style:style>
    <style:style style:name="Таблица1.A88" style:family="table-cell">
      <style:table-cell-properties fo:padding="0.097cm" fo:border-left="0.05pt solid #000000" fo:border-right="none" fo:border-top="none" fo:border-bottom="0.05pt solid #000000"/>
    </style:style>
    <style:style style:name="Таблица1.A89" style:family="table-cell">
      <style:table-cell-properties fo:padding="0.097cm" fo:border-left="0.05pt solid #000000" fo:border-right="none" fo:border-top="none" fo:border-bottom="0.05pt solid #000000"/>
    </style:style>
    <style:style style:name="Таблица1.A90" style:family="table-cell">
      <style:table-cell-properties fo:padding="0.097cm" fo:border-left="0.05pt solid #000000" fo:border-right="none" fo:border-top="none" fo:border-bottom="0.05pt solid #000000"/>
    </style:style>
    <style:style style:name="Таблица1.A91" style:family="table-cell">
      <style:table-cell-properties fo:padding="0.097cm" fo:border-left="0.05pt solid #000000" fo:border-right="none" fo:border-top="none" fo:border-bottom="0.05pt solid #000000"/>
    </style:style>
    <style:style style:name="Таблица1.A92" style:family="table-cell">
      <style:table-cell-properties fo:padding="0.097cm" fo:border-left="0.05pt solid #000000" fo:border-right="none" fo:border-top="none" fo:border-bottom="0.05pt solid #000000"/>
    </style:style>
    <style:style style:name="Таблица1.A93" style:family="table-cell">
      <style:table-cell-properties fo:padding="0.097cm" fo:border-left="0.05pt solid #000000" fo:border-right="none" fo:border-top="none" fo:border-bottom="0.05pt solid #000000"/>
    </style:style>
    <style:style style:name="Таблица1.A94" style:family="table-cell">
      <style:table-cell-properties fo:padding="0.097cm" fo:border-left="0.05pt solid #000000" fo:border-right="none" fo:border-top="none" fo:border-bottom="0.05pt solid #000000"/>
    </style:style>
    <style:style style:name="Таблица1.A95" style:family="table-cell">
      <style:table-cell-properties fo:padding="0.097cm" fo:border-left="0.05pt solid #000000" fo:border-right="none" fo:border-top="none" fo:border-bottom="0.05pt solid #000000"/>
    </style:style>
    <style:style style:name="Таблица1.A96" style:family="table-cell">
      <style:table-cell-properties fo:padding="0.097cm" fo:border-left="0.05pt solid #000000" fo:border-right="none" fo:border-top="none" fo:border-bottom="0.05pt solid #000000"/>
    </style:style>
    <style:style style:name="Таблица1.A97" style:family="table-cell">
      <style:table-cell-properties fo:padding="0.097cm" fo:border-left="0.05pt solid #000000" fo:border-right="none" fo:border-top="none" fo:border-bottom="0.05pt solid #000000"/>
    </style:style>
    <style:style style:name="Таблица1.A98" style:family="table-cell">
      <style:table-cell-properties fo:padding="0.097cm" fo:border-left="0.05pt solid #000000" fo:border-right="none" fo:border-top="none" fo:border-bottom="0.05pt solid #000000"/>
    </style:style>
    <style:style style:name="Таблица1.A99" style:family="table-cell">
      <style:table-cell-properties fo:padding="0.097cm" fo:border-left="0.05pt solid #000000" fo:border-right="none" fo:border-top="none" fo:border-bottom="0.05pt solid #000000"/>
    </style:style>
    <style:style style:name="Таблица1.A100" style:family="table-cell">
      <style:table-cell-properties fo:padding="0.097cm" fo:border-left="0.05pt solid #000000" fo:border-right="none" fo:border-top="none" fo:border-bottom="0.05pt solid #000000"/>
    </style:style>
    <style:style style:name="Таблица1.A101" style:family="table-cell">
      <style:table-cell-properties fo:padding="0.097cm" fo:border-left="0.05pt solid #000000" fo:border-right="none" fo:border-top="none" fo:border-bottom="0.05pt solid #000000"/>
    </style:style>
    <style:style style:name="Таблица1.A102" style:family="table-cell">
      <style:table-cell-properties fo:padding="0.097cm" fo:border-left="0.05pt solid #000000" fo:border-right="none" fo:border-top="none" fo:border-bottom="0.05pt solid #000000"/>
    </style:style>
    <style:style style:name="Таблица1.A103" style:family="table-cell">
      <style:table-cell-properties fo:padding="0.097cm" fo:border-left="0.05pt solid #000000" fo:border-right="none" fo:border-top="none" fo:border-bottom="0.05pt solid #000000"/>
    </style:style>
    <style:style style:name="Таблица1.A104" style:family="table-cell">
      <style:table-cell-properties fo:padding="0.097cm" fo:border-left="0.05pt solid #000000" fo:border-right="none" fo:border-top="none" fo:border-bottom="0.05pt solid #000000"/>
    </style:style>
    <style:style style:name="Таблица1.A105" style:family="table-cell">
      <style:table-cell-properties fo:padding="0.097cm" fo:border-left="0.05pt solid #000000" fo:border-right="none" fo:border-top="none" fo:border-bottom="0.05pt solid #000000"/>
    </style:style>
    <style:style style:name="Таблица1.A106" style:family="table-cell">
      <style:table-cell-properties fo:padding="0.097cm" fo:border-left="0.05pt solid #000000" fo:border-right="none" fo:border-top="none" fo:border-bottom="0.05pt solid #000000"/>
    </style:style>
    <style:style style:name="Таблица1.A107" style:family="table-cell">
      <style:table-cell-properties fo:padding="0.097cm" fo:border-left="0.05pt solid #000000" fo:border-right="none" fo:border-top="none" fo:border-bottom="0.05pt solid #000000"/>
    </style:style>
    <style:style style:name="Таблица1.A108" style:family="table-cell">
      <style:table-cell-properties fo:padding="0.097cm" fo:border-left="0.05pt solid #000000" fo:border-right="none" fo:border-top="none" fo:border-bottom="0.05pt solid #000000"/>
    </style:style>
    <style:style style:name="Таблица1.A109" style:family="table-cell">
      <style:table-cell-properties fo:padding="0.097cm" fo:border-left="0.05pt solid #000000" fo:border-right="none" fo:border-top="none" fo:border-bottom="0.05pt solid #000000"/>
    </style:style>
    <style:style style:name="Таблица1.A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" style:family="table-cell">
      <style:table-cell-properties fo:padding="0.097cm" fo:border-left="0.05pt solid #000000" fo:border-right="none" fo:border-top="none" fo:border-bottom="0.05pt solid #000000"/>
    </style:style>
    <style:style style:name="Таблица1.A112" style:family="table-cell">
      <style:table-cell-properties fo:padding="0.097cm" fo:border-left="0.05pt solid #000000" fo:border-right="none" fo:border-top="none" fo:border-bottom="0.05pt solid #000000"/>
    </style:style>
    <style:style style:name="Таблица1.A113" style:family="table-cell">
      <style:table-cell-properties fo:padding="0.097cm" fo:border-left="0.05pt solid #000000" fo:border-right="none" fo:border-top="none" fo:border-bottom="0.05pt solid #000000"/>
    </style:style>
    <style:style style:name="Таблица1.A114" style:family="table-cell">
      <style:table-cell-properties fo:padding="0.097cm" fo:border-left="0.05pt solid #000000" fo:border-right="none" fo:border-top="none" fo:border-bottom="0.05pt solid #000000"/>
    </style:style>
    <style:style style:name="Таблица1.A115" style:family="table-cell">
      <style:table-cell-properties fo:padding="0.097cm" fo:border-left="0.05pt solid #000000" fo:border-right="none" fo:border-top="none" fo:border-bottom="0.05pt solid #000000"/>
    </style:style>
    <style:style style:name="Таблица1.A116" style:family="table-cell">
      <style:table-cell-properties fo:padding="0.097cm" fo:border-left="0.05pt solid #000000" fo:border-right="none" fo:border-top="none" fo:border-bottom="0.05pt solid #000000"/>
    </style:style>
    <style:style style:name="Таблица1.A117" style:family="table-cell">
      <style:table-cell-properties fo:padding="0.097cm" fo:border-left="0.05pt solid #000000" fo:border-right="none" fo:border-top="none" fo:border-bottom="0.05pt solid #000000"/>
    </style:style>
    <style:style style:name="Таблица1.A118" style:family="table-cell">
      <style:table-cell-properties fo:padding="0.097cm" fo:border-left="0.05pt solid #000000" fo:border-right="none" fo:border-top="none" fo:border-bottom="0.05pt solid #000000"/>
    </style:style>
    <style:style style:name="Таблица1.A119" style:family="table-cell">
      <style:table-cell-properties fo:padding="0.097cm" fo:border-left="0.05pt solid #000000" fo:border-right="none" fo:border-top="none" fo:border-bottom="0.05pt solid #000000"/>
    </style:style>
    <style:style style:name="Таблица1.A120" style:family="table-cell">
      <style:table-cell-properties fo:padding="0.097cm" fo:border-left="0.05pt solid #000000" fo:border-right="none" fo:border-top="none" fo:border-bottom="0.05pt solid #000000"/>
    </style:style>
    <style:style style:name="Таблица1.A121" style:family="table-cell">
      <style:table-cell-properties fo:padding="0.097cm" fo:border-left="0.05pt solid #000000" fo:border-right="none" fo:border-top="none" fo:border-bottom="0.05pt solid #000000"/>
    </style:style>
    <style:style style:name="Таблица1.A122" style:family="table-cell">
      <style:table-cell-properties fo:padding="0.097cm" fo:border-left="0.05pt solid #000000" fo:border-right="none" fo:border-top="none" fo:border-bottom="0.05pt solid #000000"/>
    </style:style>
    <style:style style:name="Таблица1.A123" style:family="table-cell">
      <style:table-cell-properties fo:padding="0.097cm" fo:border-left="0.05pt solid #000000" fo:border-right="none" fo:border-top="none" fo:border-bottom="0.05pt solid #000000"/>
    </style:style>
    <style:style style:name="Таблица1.A124" style:family="table-cell">
      <style:table-cell-properties fo:padding="0.097cm" fo:border-left="0.05pt solid #000000" fo:border-right="none" fo:border-top="none" fo:border-bottom="0.05pt solid #000000"/>
    </style:style>
    <style:style style:name="Таблица1.A125" style:family="table-cell">
      <style:table-cell-properties fo:padding="0.097cm" fo:border-left="0.05pt solid #000000" fo:border-right="none" fo:border-top="none" fo:border-bottom="0.05pt solid #000000"/>
    </style:style>
    <style:style style:name="Таблица1.A126" style:family="table-cell">
      <style:table-cell-properties fo:padding="0.097cm" fo:border-left="0.05pt solid #000000" fo:border-right="none" fo:border-top="none" fo:border-bottom="0.05pt solid #000000"/>
    </style:style>
    <style:style style:name="Таблица1.A127" style:family="table-cell">
      <style:table-cell-properties fo:padding="0.097cm" fo:border-left="0.05pt solid #000000" fo:border-right="none" fo:border-top="none" fo:border-bottom="0.05pt solid #000000"/>
    </style:style>
    <style:style style:name="Таблица1.A12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11476d" style:font-size-asian="6pt" style:font-weight-asian="normal" style:font-size-complex="6pt" style:font-weight-complex="normal"/>
    </style:style>
    <style:style style:name="P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174428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257e5a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57e5a" officeooo:paragraph-rsid="0026098f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28c587" style:font-size-asian="6pt" style:font-weight-asian="normal" style:font-size-complex="6pt" style:font-weight-complex="normal"/>
    </style:style>
    <style:style style:name="P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2c7ec2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2e425f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2fe77d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300b56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3274f3" style:font-size-asian="6pt" style:font-weight-asian="normal" style:font-size-complex="6pt" style:font-weight-complex="normal"/>
    </style:style>
    <style:style style:name="P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aa739" officeooo:paragraph-rsid="002aa739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36c24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51ae0" style:font-size-asian="6pt" style:font-weight-asian="normal" style:font-size-complex="6pt" style:font-weight-complex="normal"/>
    </style:style>
    <style:style style:name="P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59246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7aea3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9581a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b55b3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c57ca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d4040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e1c29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eb328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448b1f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457af7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458dd4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460564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482ce7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4a2ebd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4c2668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04e75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1e898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38d9d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550af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61828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61eff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80f13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a7189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c5d24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cba42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1a7a0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354ae" style:font-size-asian="6pt" style:font-weight-asian="normal" style:font-size-complex="6pt" style:font-weight-complex="normal"/>
    </style:style>
    <style:style style:name="P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3e7f5" style:font-size-asian="6pt" style:font-weight-asian="normal" style:font-size-complex="6pt" style:font-weight-complex="normal"/>
    </style:style>
    <style:style style:name="P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5a27d" style:font-size-asian="6pt" style:font-weight-asian="normal" style:font-size-complex="6pt" style:font-weight-complex="normal"/>
    </style:style>
    <style:style style:name="P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5f4ec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78280" style:font-size-asian="6pt" style:font-weight-asian="normal" style:font-size-complex="6pt" style:font-weight-complex="normal"/>
    </style:style>
    <style:style style:name="P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8e4d0" style:font-size-asian="6pt" style:font-weight-asian="normal" style:font-size-complex="6pt" style:font-weight-complex="normal"/>
    </style:style>
    <style:style style:name="P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9062b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b7443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d0df6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fc44f" style:font-size-asian="6pt" style:font-weight-asian="normal" style:font-size-complex="6pt" style:font-weight-complex="normal"/>
    </style:style>
    <style:style style:name="P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71327a" style:font-size-asian="6pt" style:font-weight-asian="normal" style:font-size-complex="6pt" style:font-weight-complex="normal"/>
    </style:style>
    <style:style style:name="P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71fc2c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736752" style:font-size-asian="6pt" style:font-weight-asian="normal" style:font-size-complex="6pt" style:font-weight-complex="normal"/>
    </style:style>
    <style:style style:name="P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ad3b7" officeooo:paragraph-rsid="006ad3b7" style:font-size-asian="6pt" style:font-weight-asian="normal" style:font-size-complex="6pt" style:font-weight-complex="normal"/>
    </style:style>
    <style:style style:name="P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eec5f" officeooo:paragraph-rsid="006eec5f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3f86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57ccf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5ef47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6bcec" officeooo:paragraph-rsid="0077d0c4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6bcec" officeooo:paragraph-rsid="00785cf4" style:font-size-asian="6pt" style:font-weight-asian="normal" style:font-size-complex="6pt" style:font-weight-complex="normal"/>
    </style:style>
    <style:style style:name="P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6bcec" officeooo:paragraph-rsid="0079aecc" style:font-size-asian="6pt" style:font-weight-asian="normal" style:font-size-complex="6pt" style:font-weight-complex="normal"/>
    </style:style>
    <style:style style:name="P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a4b2f" officeooo:paragraph-rsid="007a831d" style:font-size-asian="6pt" style:font-weight-asian="normal" style:font-size-complex="6pt" style:font-weight-complex="normal"/>
    </style:style>
    <style:style style:name="P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a4b2f" officeooo:paragraph-rsid="007c2bc9" style:font-size-asian="6pt" style:font-weight-asian="normal" style:font-size-complex="6pt" style:font-weight-complex="normal"/>
    </style:style>
    <style:style style:name="P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a4b2f" officeooo:paragraph-rsid="007d0bd8" style:font-size-asian="6pt" style:font-weight-asian="normal" style:font-size-complex="6pt" style:font-weight-complex="normal"/>
    </style:style>
    <style:style style:name="P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edc22" officeooo:paragraph-rsid="007ef847" style:font-size-asian="6pt" style:font-weight-asian="normal" style:font-size-complex="6pt" style:font-weight-complex="normal"/>
    </style:style>
    <style:style style:name="P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edc22" officeooo:paragraph-rsid="00815661" style:font-size-asian="6pt" style:font-weight-asian="normal" style:font-size-complex="6pt" style:font-weight-complex="normal"/>
    </style:style>
    <style:style style:name="P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edc22" officeooo:paragraph-rsid="0082009c" style:font-size-asian="6pt" style:font-weight-asian="normal" style:font-size-complex="6pt" style:font-weight-complex="normal"/>
    </style:style>
    <style:style style:name="P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3d91f" officeooo:paragraph-rsid="0085721f" style:font-size-asian="6pt" style:font-weight-asian="normal" style:font-size-complex="6pt" style:font-weight-complex="normal"/>
    </style:style>
    <style:style style:name="P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3d91f" officeooo:paragraph-rsid="0086b39e" style:font-size-asian="6pt" style:font-weight-asian="normal" style:font-size-complex="6pt" style:font-weight-complex="normal"/>
    </style:style>
    <style:style style:name="P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3d91f" officeooo:paragraph-rsid="00890808" style:font-size-asian="6pt" style:font-weight-asian="normal" style:font-size-complex="6pt" style:font-weight-complex="normal"/>
    </style:style>
    <style:style style:name="P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90808" officeooo:paragraph-rsid="008b9ccb" style:font-size-asian="6pt" style:font-weight-asian="normal" style:font-size-complex="6pt" style:font-weight-complex="normal"/>
    </style:style>
    <style:style style:name="P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90808" officeooo:paragraph-rsid="008d43ba" style:font-size-asian="6pt" style:font-weight-asian="normal" style:font-size-complex="6pt" style:font-weight-complex="normal"/>
    </style:style>
    <style:style style:name="P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90808" officeooo:paragraph-rsid="008e2300" style:font-size-asian="6pt" style:font-weight-asian="normal" style:font-size-complex="6pt" style:font-weight-complex="normal"/>
    </style:style>
    <style:style style:name="P75" style:family="paragraph" style:parent-style-name="Table_20_Contents">
      <style:text-properties fo:font-variant="normal" fo:text-transform="none" fo:color="#000000" fo:font-size="6pt" fo:letter-spacing="normal" fo:font-weight="normal" officeooo:rsid="003274f3" officeooo:paragraph-rsid="004302c6" style:font-size-asian="6pt" style:font-weight-asian="normal" style:font-size-complex="6pt" style:font-weight-complex="normal"/>
    </style:style>
    <style:style style:name="P76" style:family="paragraph" style:parent-style-name="Table_20_Contents">
      <style:text-properties officeooo:paragraph-rsid="000f042a"/>
    </style:style>
    <style:style style:name="P77" style:family="paragraph" style:parent-style-name="Table_20_Contents">
      <style:paragraph-properties fo:line-height="200%"/>
      <style:text-properties officeooo:rsid="0012afe2" officeooo:paragraph-rsid="0012afe2"/>
    </style:style>
    <style:style style:name="P78" style:family="paragraph" style:parent-style-name="Table_20_Contents">
      <style:text-properties officeooo:rsid="001484de" officeooo:paragraph-rsid="001484de"/>
    </style:style>
    <style:style style:name="P79" style:family="paragraph" style:parent-style-name="Table_20_Contents">
      <style:text-properties officeooo:rsid="0011476d" officeooo:paragraph-rsid="0012a348"/>
    </style:style>
    <style:style style:name="P80" style:family="paragraph" style:parent-style-name="Table_20_Contents">
      <style:text-properties officeooo:rsid="0011476d" officeooo:paragraph-rsid="0011476d"/>
    </style:style>
    <style:style style:name="P81" style:family="paragraph" style:parent-style-name="Table_20_Contents">
      <style:text-properties officeooo:paragraph-rsid="00174428"/>
    </style:style>
    <style:style style:name="P82" style:family="paragraph" style:parent-style-name="Table_20_Contents">
      <style:text-properties officeooo:paragraph-rsid="00257e5a"/>
    </style:style>
    <style:style style:name="P83" style:family="paragraph" style:parent-style-name="Table_20_Contents">
      <style:text-properties officeooo:rsid="001d02b6" officeooo:paragraph-rsid="001d02b6"/>
    </style:style>
    <style:style style:name="P84" style:family="paragraph" style:parent-style-name="Table_20_Contents">
      <style:text-properties officeooo:rsid="00174428" officeooo:paragraph-rsid="00174428"/>
    </style:style>
    <style:style style:name="P85" style:family="paragraph" style:parent-style-name="Table_20_Contents">
      <style:text-properties officeooo:rsid="001e1150" officeooo:paragraph-rsid="001e1150"/>
    </style:style>
    <style:style style:name="P86" style:family="paragraph" style:parent-style-name="Table_20_Contents">
      <style:text-properties officeooo:rsid="001f843c" officeooo:paragraph-rsid="001f843c"/>
    </style:style>
    <style:style style:name="P87" style:family="paragraph" style:parent-style-name="Table_20_Contents">
      <style:text-properties officeooo:rsid="00204a5c" officeooo:paragraph-rsid="00204a5c"/>
    </style:style>
    <style:style style:name="P88" style:family="paragraph" style:parent-style-name="Table_20_Contents">
      <style:text-properties officeooo:rsid="00210d34" officeooo:paragraph-rsid="00210d34"/>
    </style:style>
    <style:style style:name="P89" style:family="paragraph" style:parent-style-name="Table_20_Contents">
      <style:text-properties officeooo:rsid="00230bff" officeooo:paragraph-rsid="00230bff"/>
    </style:style>
    <style:style style:name="P90" style:family="paragraph" style:parent-style-name="Table_20_Contents">
      <style:text-properties officeooo:rsid="0023a74d" officeooo:paragraph-rsid="0023a74d"/>
    </style:style>
    <style:style style:name="P91" style:family="paragraph" style:parent-style-name="Table_20_Contents">
      <style:text-properties officeooo:rsid="00257e5a" officeooo:paragraph-rsid="00257e5a"/>
    </style:style>
    <style:style style:name="P92" style:family="paragraph" style:parent-style-name="Table_20_Contents">
      <style:text-properties officeooo:rsid="0025f6cc" officeooo:paragraph-rsid="0025f6cc"/>
    </style:style>
    <style:style style:name="P93" style:family="paragraph" style:parent-style-name="Table_20_Contents">
      <style:text-properties officeooo:rsid="0026098f" officeooo:paragraph-rsid="0026098f"/>
    </style:style>
    <style:style style:name="P94" style:family="paragraph" style:parent-style-name="Table_20_Contents">
      <style:text-properties officeooo:rsid="00274efe" officeooo:paragraph-rsid="00274efe"/>
    </style:style>
    <style:style style:name="P95" style:family="paragraph" style:parent-style-name="Table_20_Contents">
      <style:text-properties officeooo:rsid="0028c587" officeooo:paragraph-rsid="0028c587"/>
    </style:style>
    <style:style style:name="P96" style:family="paragraph" style:parent-style-name="Table_20_Contents">
      <style:text-properties officeooo:paragraph-rsid="002fe77d"/>
    </style:style>
    <style:style style:name="P97" style:family="paragraph" style:parent-style-name="Table_20_Contents">
      <style:text-properties officeooo:rsid="002aa739" officeooo:paragraph-rsid="002aa739"/>
    </style:style>
    <style:style style:name="P98" style:family="paragraph" style:parent-style-name="Table_20_Contents">
      <style:text-properties officeooo:rsid="002c7ec2" officeooo:paragraph-rsid="002c7ec2"/>
    </style:style>
    <style:style style:name="P99" style:family="paragraph" style:parent-style-name="Table_20_Contents">
      <style:text-properties officeooo:rsid="002e425f" officeooo:paragraph-rsid="002e425f"/>
    </style:style>
    <style:style style:name="P100" style:family="paragraph" style:parent-style-name="Table_20_Contents">
      <style:text-properties officeooo:rsid="002fe77d" officeooo:paragraph-rsid="002fe77d"/>
    </style:style>
    <style:style style:name="P101" style:family="paragraph" style:parent-style-name="Table_20_Contents">
      <style:text-properties officeooo:rsid="00300b56" officeooo:paragraph-rsid="00300b56"/>
    </style:style>
    <style:style style:name="P102" style:family="paragraph" style:parent-style-name="Table_20_Contents">
      <style:text-properties officeooo:rsid="00319b59" officeooo:paragraph-rsid="00319b59"/>
    </style:style>
    <style:style style:name="P103" style:family="paragraph" style:parent-style-name="Table_20_Contents">
      <style:text-properties officeooo:rsid="003274f3" officeooo:paragraph-rsid="003274f3"/>
    </style:style>
    <style:style style:name="P104" style:family="paragraph" style:parent-style-name="Table_20_Contents">
      <style:text-properties officeooo:rsid="003274f3" officeooo:paragraph-rsid="003b55b3"/>
    </style:style>
    <style:style style:name="P105" style:family="paragraph" style:parent-style-name="Table_20_Contents">
      <style:text-properties officeooo:rsid="003274f3" officeooo:paragraph-rsid="003c57ca"/>
    </style:style>
    <style:style style:name="P106" style:family="paragraph" style:parent-style-name="Table_20_Contents">
      <style:text-properties officeooo:rsid="003274f3" officeooo:paragraph-rsid="006d0df6"/>
    </style:style>
    <style:style style:name="P107" style:family="paragraph" style:parent-style-name="Table_20_Contents">
      <style:text-properties officeooo:paragraph-rsid="0041fc43"/>
    </style:style>
    <style:style style:name="P108" style:family="paragraph" style:parent-style-name="Table_20_Contents">
      <style:text-properties officeooo:rsid="00336c24" officeooo:paragraph-rsid="00336c24"/>
    </style:style>
    <style:style style:name="P109" style:family="paragraph" style:parent-style-name="Table_20_Contents">
      <style:text-properties officeooo:rsid="00351ae0" officeooo:paragraph-rsid="00351ae0"/>
    </style:style>
    <style:style style:name="P110" style:family="paragraph" style:parent-style-name="Table_20_Contents">
      <style:text-properties officeooo:rsid="00359246" officeooo:paragraph-rsid="00359246"/>
    </style:style>
    <style:style style:name="P111" style:family="paragraph" style:parent-style-name="Table_20_Contents">
      <style:text-properties officeooo:rsid="0037aea3" officeooo:paragraph-rsid="0037aea3"/>
    </style:style>
    <style:style style:name="P112" style:family="paragraph" style:parent-style-name="Table_20_Contents">
      <style:text-properties officeooo:rsid="0039581a" officeooo:paragraph-rsid="0039581a"/>
    </style:style>
    <style:style style:name="P113" style:family="paragraph" style:parent-style-name="Table_20_Contents">
      <style:text-properties officeooo:rsid="003b55b3" officeooo:paragraph-rsid="003b55b3"/>
    </style:style>
    <style:style style:name="P114" style:family="paragraph" style:parent-style-name="Table_20_Contents">
      <style:text-properties officeooo:rsid="003c57ca" officeooo:paragraph-rsid="003c57ca"/>
    </style:style>
    <style:style style:name="P115" style:family="paragraph" style:parent-style-name="Table_20_Contents">
      <style:text-properties officeooo:rsid="003d4040" officeooo:paragraph-rsid="003d4040"/>
    </style:style>
    <style:style style:name="P116" style:family="paragraph" style:parent-style-name="Table_20_Contents">
      <style:text-properties officeooo:rsid="003e1c29" officeooo:paragraph-rsid="003e1c29"/>
    </style:style>
    <style:style style:name="P117" style:family="paragraph" style:parent-style-name="Table_20_Contents">
      <style:text-properties officeooo:rsid="003eb328" officeooo:paragraph-rsid="003eb328"/>
    </style:style>
    <style:style style:name="P118" style:family="paragraph" style:parent-style-name="Table_20_Contents">
      <style:text-properties officeooo:rsid="00409fb2" officeooo:paragraph-rsid="00409fb2"/>
    </style:style>
    <style:style style:name="P119" style:family="paragraph" style:parent-style-name="Table_20_Contents">
      <style:text-properties officeooo:rsid="0041fc43" officeooo:paragraph-rsid="0041fc43"/>
    </style:style>
    <style:style style:name="P120" style:family="paragraph" style:parent-style-name="Table_20_Contents">
      <style:text-properties officeooo:rsid="004302c6" officeooo:paragraph-rsid="004302c6"/>
    </style:style>
    <style:style style:name="P121" style:family="paragraph" style:parent-style-name="Table_20_Contents">
      <style:text-properties officeooo:rsid="00448b1f" officeooo:paragraph-rsid="00448b1f"/>
    </style:style>
    <style:style style:name="P122" style:family="paragraph" style:parent-style-name="Table_20_Contents">
      <style:text-properties officeooo:rsid="00457af7" officeooo:paragraph-rsid="00457af7"/>
    </style:style>
    <style:style style:name="P123" style:family="paragraph" style:parent-style-name="Table_20_Contents">
      <style:text-properties officeooo:rsid="00458dd4" officeooo:paragraph-rsid="00458dd4"/>
    </style:style>
    <style:style style:name="P124" style:family="paragraph" style:parent-style-name="Table_20_Contents">
      <style:text-properties officeooo:rsid="00460564" officeooo:paragraph-rsid="00460564"/>
    </style:style>
    <style:style style:name="P125" style:family="paragraph" style:parent-style-name="Table_20_Contents">
      <style:text-properties officeooo:rsid="00470063" officeooo:paragraph-rsid="00470063"/>
    </style:style>
    <style:style style:name="P126" style:family="paragraph" style:parent-style-name="Table_20_Contents">
      <style:text-properties officeooo:paragraph-rsid="004a2ebd"/>
    </style:style>
    <style:style style:name="P127" style:family="paragraph" style:parent-style-name="Table_20_Contents">
      <style:text-properties officeooo:paragraph-rsid="004c2668"/>
    </style:style>
    <style:style style:name="P128" style:family="paragraph" style:parent-style-name="Table_20_Contents">
      <style:text-properties officeooo:rsid="00482ce7" officeooo:paragraph-rsid="00482ce7"/>
    </style:style>
    <style:style style:name="P129" style:family="paragraph" style:parent-style-name="Table_20_Contents">
      <style:text-properties officeooo:rsid="00486e09" officeooo:paragraph-rsid="00486e09"/>
    </style:style>
    <style:style style:name="P130" style:family="paragraph" style:parent-style-name="Table_20_Contents">
      <style:text-properties officeooo:rsid="004a2ebd" officeooo:paragraph-rsid="004a2ebd"/>
    </style:style>
    <style:style style:name="P131" style:family="paragraph" style:parent-style-name="Table_20_Contents">
      <style:text-properties officeooo:rsid="004c2668" officeooo:paragraph-rsid="004c2668"/>
    </style:style>
    <style:style style:name="P132" style:family="paragraph" style:parent-style-name="Table_20_Contents">
      <style:text-properties officeooo:rsid="004e5749" officeooo:paragraph-rsid="004e5749"/>
    </style:style>
    <style:style style:name="P133" style:family="paragraph" style:parent-style-name="Table_20_Contents">
      <style:text-properties officeooo:rsid="004f6ee4" officeooo:paragraph-rsid="004f6ee4"/>
    </style:style>
    <style:style style:name="P134" style:family="paragraph" style:parent-style-name="Table_20_Contents">
      <style:text-properties officeooo:rsid="00504e75" officeooo:paragraph-rsid="00504e75"/>
    </style:style>
    <style:style style:name="P135" style:family="paragraph" style:parent-style-name="Table_20_Contents">
      <style:text-properties officeooo:rsid="0051e898" officeooo:paragraph-rsid="0051e898"/>
    </style:style>
    <style:style style:name="P136" style:family="paragraph" style:parent-style-name="Table_20_Contents">
      <style:text-properties officeooo:rsid="00538d9d" officeooo:paragraph-rsid="00538d9d"/>
    </style:style>
    <style:style style:name="P137" style:family="paragraph" style:parent-style-name="Table_20_Contents">
      <style:text-properties officeooo:paragraph-rsid="005c5d24"/>
    </style:style>
    <style:style style:name="P138" style:family="paragraph" style:parent-style-name="Table_20_Contents">
      <style:text-properties officeooo:rsid="005550af" officeooo:paragraph-rsid="005550af"/>
    </style:style>
    <style:style style:name="P139" style:family="paragraph" style:parent-style-name="Table_20_Contents">
      <style:text-properties officeooo:rsid="00561828" officeooo:paragraph-rsid="00561828"/>
    </style:style>
    <style:style style:name="P140" style:family="paragraph" style:parent-style-name="Table_20_Contents">
      <style:text-properties officeooo:rsid="00561eff" officeooo:paragraph-rsid="00561eff"/>
    </style:style>
    <style:style style:name="P141" style:family="paragraph" style:parent-style-name="Table_20_Contents">
      <style:text-properties officeooo:rsid="00580f13" officeooo:paragraph-rsid="00580f13"/>
    </style:style>
    <style:style style:name="P142" style:family="paragraph" style:parent-style-name="Table_20_Contents">
      <style:text-properties officeooo:rsid="005817af" officeooo:paragraph-rsid="005817af"/>
    </style:style>
    <style:style style:name="P143" style:family="paragraph" style:parent-style-name="Table_20_Contents">
      <style:text-properties officeooo:rsid="00587a32" officeooo:paragraph-rsid="00587a32"/>
    </style:style>
    <style:style style:name="P144" style:family="paragraph" style:parent-style-name="Table_20_Contents">
      <style:text-properties officeooo:rsid="005a7189" officeooo:paragraph-rsid="005a7189"/>
    </style:style>
    <style:style style:name="P145" style:family="paragraph" style:parent-style-name="Table_20_Contents">
      <style:text-properties officeooo:rsid="005c5d24" officeooo:paragraph-rsid="005c5d24"/>
    </style:style>
    <style:style style:name="P146" style:family="paragraph" style:parent-style-name="Table_20_Contents">
      <style:text-properties officeooo:rsid="005cba42" officeooo:paragraph-rsid="005cba42"/>
    </style:style>
    <style:style style:name="P147" style:family="paragraph" style:parent-style-name="Table_20_Contents">
      <style:text-properties officeooo:rsid="005e71da" officeooo:paragraph-rsid="005e71da"/>
    </style:style>
    <style:style style:name="P148" style:family="paragraph" style:parent-style-name="Table_20_Contents">
      <style:text-properties officeooo:rsid="0061a7a0" officeooo:paragraph-rsid="0061a7a0"/>
    </style:style>
    <style:style style:name="P149" style:family="paragraph" style:parent-style-name="Table_20_Contents">
      <style:text-properties officeooo:rsid="006354ae" officeooo:paragraph-rsid="006354ae"/>
    </style:style>
    <style:style style:name="P150" style:family="paragraph" style:parent-style-name="Table_20_Contents">
      <style:text-properties officeooo:rsid="0063df1c" officeooo:paragraph-rsid="0063df1c"/>
    </style:style>
    <style:style style:name="P151" style:family="paragraph" style:parent-style-name="Table_20_Contents">
      <style:text-properties officeooo:rsid="0063e7f5" officeooo:paragraph-rsid="0063e7f5"/>
    </style:style>
    <style:style style:name="P152" style:family="paragraph" style:parent-style-name="Table_20_Contents">
      <style:text-properties officeooo:rsid="0065a27d" officeooo:paragraph-rsid="0065a27d"/>
    </style:style>
    <style:style style:name="P153" style:family="paragraph" style:parent-style-name="Table_20_Contents">
      <style:text-properties officeooo:rsid="0065f4ec" officeooo:paragraph-rsid="0065f4ec"/>
    </style:style>
    <style:style style:name="P154" style:family="paragraph" style:parent-style-name="Table_20_Contents">
      <style:text-properties officeooo:rsid="00669c13" officeooo:paragraph-rsid="00669c13"/>
    </style:style>
    <style:style style:name="P155" style:family="paragraph" style:parent-style-name="Table_20_Contents">
      <style:text-properties officeooo:paragraph-rsid="0068e4d0"/>
    </style:style>
    <style:style style:name="P156" style:family="paragraph" style:parent-style-name="Table_20_Contents">
      <style:text-properties officeooo:rsid="00678280" officeooo:paragraph-rsid="00678280"/>
    </style:style>
    <style:style style:name="P157" style:family="paragraph" style:parent-style-name="Table_20_Contents">
      <style:text-properties officeooo:rsid="0068e4d0" officeooo:paragraph-rsid="0068e4d0"/>
    </style:style>
    <style:style style:name="P158" style:family="paragraph" style:parent-style-name="Table_20_Contents">
      <style:text-properties officeooo:rsid="0069062b" officeooo:paragraph-rsid="0069062b"/>
    </style:style>
    <style:style style:name="P159" style:family="paragraph" style:parent-style-name="Table_20_Contents">
      <style:text-properties officeooo:rsid="006a3409" officeooo:paragraph-rsid="006a3409"/>
    </style:style>
    <style:style style:name="P160" style:family="paragraph" style:parent-style-name="Table_20_Contents">
      <style:text-properties officeooo:rsid="006ad3b7" officeooo:paragraph-rsid="006ad3b7"/>
    </style:style>
    <style:style style:name="P161" style:family="paragraph" style:parent-style-name="Table_20_Contents">
      <style:text-properties officeooo:rsid="006b7443" officeooo:paragraph-rsid="006b7443"/>
    </style:style>
    <style:style style:name="P162" style:family="paragraph" style:parent-style-name="Table_20_Contents">
      <style:text-properties officeooo:rsid="006d0df6" officeooo:paragraph-rsid="006d0df6"/>
    </style:style>
    <style:style style:name="P163" style:family="paragraph" style:parent-style-name="Table_20_Contents">
      <style:text-properties officeooo:rsid="006d651c" officeooo:paragraph-rsid="006d651c"/>
    </style:style>
    <style:style style:name="P164" style:family="paragraph" style:parent-style-name="Table_20_Contents">
      <style:text-properties officeooo:rsid="006eec5f" officeooo:paragraph-rsid="006eec5f"/>
    </style:style>
    <style:style style:name="P165" style:family="paragraph" style:parent-style-name="Table_20_Contents">
      <style:text-properties officeooo:rsid="006fc44f" officeooo:paragraph-rsid="006fc44f"/>
    </style:style>
    <style:style style:name="P166" style:family="paragraph" style:parent-style-name="Table_20_Contents">
      <style:text-properties officeooo:rsid="0071327a" officeooo:paragraph-rsid="0071327a"/>
    </style:style>
    <style:style style:name="P167" style:family="paragraph" style:parent-style-name="Table_20_Contents">
      <style:text-properties officeooo:rsid="00716ae9" officeooo:paragraph-rsid="00716ae9"/>
    </style:style>
    <style:style style:name="P168" style:family="paragraph" style:parent-style-name="Table_20_Contents">
      <style:text-properties officeooo:rsid="0071fc2c" officeooo:paragraph-rsid="0071fc2c"/>
    </style:style>
    <style:style style:name="P169" style:family="paragraph" style:parent-style-name="Table_20_Contents">
      <style:text-properties officeooo:rsid="00736752" officeooo:paragraph-rsid="00736752"/>
    </style:style>
    <style:style style:name="P170" style:family="paragraph" style:parent-style-name="Table_20_Contents">
      <style:text-properties officeooo:rsid="0073f860" officeooo:paragraph-rsid="0073f860"/>
    </style:style>
    <style:style style:name="P171" style:family="paragraph" style:parent-style-name="Table_20_Contents">
      <style:text-properties officeooo:rsid="00757ccf" officeooo:paragraph-rsid="00757ccf"/>
    </style:style>
    <style:style style:name="P172" style:family="paragraph" style:parent-style-name="Table_20_Contents">
      <style:text-properties officeooo:rsid="0075ef47" officeooo:paragraph-rsid="0075ef47"/>
    </style:style>
    <style:style style:name="P173" style:family="paragraph" style:parent-style-name="Table_20_Contents">
      <style:text-properties officeooo:rsid="0076bcec" officeooo:paragraph-rsid="0076bcec"/>
    </style:style>
    <style:style style:name="P174" style:family="paragraph" style:parent-style-name="Table_20_Contents">
      <style:text-properties officeooo:rsid="0077d0c4" officeooo:paragraph-rsid="0077d0c4"/>
    </style:style>
    <style:style style:name="P175" style:family="paragraph" style:parent-style-name="Table_20_Contents">
      <style:text-properties officeooo:rsid="00785cf4" officeooo:paragraph-rsid="00785cf4"/>
    </style:style>
    <style:style style:name="P176" style:family="paragraph" style:parent-style-name="Table_20_Contents">
      <style:text-properties officeooo:rsid="0079aecc" officeooo:paragraph-rsid="0079aecc"/>
    </style:style>
    <style:style style:name="P177" style:family="paragraph" style:parent-style-name="Table_20_Contents">
      <style:text-properties officeooo:rsid="007a4b2f" officeooo:paragraph-rsid="007a4b2f"/>
    </style:style>
    <style:style style:name="P178" style:family="paragraph" style:parent-style-name="Table_20_Contents">
      <style:text-properties officeooo:rsid="007a831d" officeooo:paragraph-rsid="007a831d"/>
    </style:style>
    <style:style style:name="P179" style:family="paragraph" style:parent-style-name="Table_20_Contents">
      <style:text-properties officeooo:rsid="007c2bc9" officeooo:paragraph-rsid="007c2bc9"/>
    </style:style>
    <style:style style:name="P180" style:family="paragraph" style:parent-style-name="Table_20_Contents">
      <style:text-properties officeooo:rsid="007d0bd8" officeooo:paragraph-rsid="007d0bd8"/>
    </style:style>
    <style:style style:name="P181" style:family="paragraph" style:parent-style-name="Table_20_Contents">
      <style:text-properties officeooo:rsid="007edc22" officeooo:paragraph-rsid="007edc22"/>
    </style:style>
    <style:style style:name="P182" style:family="paragraph" style:parent-style-name="Table_20_Contents">
      <style:text-properties officeooo:rsid="007ef847" officeooo:paragraph-rsid="007ef847"/>
    </style:style>
    <style:style style:name="P183" style:family="paragraph" style:parent-style-name="Table_20_Contents">
      <style:text-properties officeooo:rsid="00815661" officeooo:paragraph-rsid="00815661"/>
    </style:style>
    <style:style style:name="P184" style:family="paragraph" style:parent-style-name="Table_20_Contents">
      <style:text-properties officeooo:rsid="0082009c" officeooo:paragraph-rsid="0082009c"/>
    </style:style>
    <style:style style:name="P185" style:family="paragraph" style:parent-style-name="Table_20_Contents">
      <style:text-properties officeooo:rsid="0083d91f" officeooo:paragraph-rsid="0083d91f"/>
    </style:style>
    <style:style style:name="P186" style:family="paragraph" style:parent-style-name="Table_20_Contents">
      <style:text-properties officeooo:rsid="0083d91f" officeooo:paragraph-rsid="0086b39e"/>
    </style:style>
    <style:style style:name="P187" style:family="paragraph" style:parent-style-name="Table_20_Contents">
      <style:text-properties officeooo:rsid="0085721f" officeooo:paragraph-rsid="0085721f"/>
    </style:style>
    <style:style style:name="P188" style:family="paragraph" style:parent-style-name="Table_20_Contents">
      <style:text-properties officeooo:rsid="0086348e" officeooo:paragraph-rsid="0086348e"/>
    </style:style>
    <style:style style:name="P189" style:family="paragraph" style:parent-style-name="Table_20_Contents">
      <style:text-properties officeooo:rsid="0086b39e" officeooo:paragraph-rsid="0086b39e"/>
    </style:style>
    <style:style style:name="P190" style:family="paragraph" style:parent-style-name="Table_20_Contents">
      <style:text-properties officeooo:rsid="00890808" officeooo:paragraph-rsid="00890808"/>
    </style:style>
    <style:style style:name="P191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6pt" fo:letter-spacing="normal" fo:font-style="normal" fo:font-weight="normal" style:font-size-asian="6pt" style:font-weight-asian="normal" style:font-size-complex="6pt" style:font-weight-complex="normal"/>
    </style:style>
    <style:style style:name="P192" style:family="paragraph" style:parent-style-name="Table_20_Contents">
      <style:paragraph-properties fo:margin-left="-0.004cm" fo:margin-right="-0.335cm" fo:text-indent="0cm" style:auto-text-indent="false"/>
      <style:text-properties officeooo:rsid="001484de" officeooo:paragraph-rsid="001484de"/>
    </style:style>
    <style:style style:name="P193" style:family="paragraph" style:parent-style-name="Table_20_Contents">
      <style:text-properties officeooo:rsid="008b9ccb" officeooo:paragraph-rsid="008b9ccb"/>
    </style:style>
    <style:style style:name="P194" style:family="paragraph" style:parent-style-name="Table_20_Contents">
      <style:text-properties officeooo:rsid="008ce6a2" officeooo:paragraph-rsid="008ce6a2"/>
    </style:style>
    <style:style style:name="P195" style:family="paragraph" style:parent-style-name="Table_20_Contents">
      <style:text-properties officeooo:rsid="008d43ba" officeooo:paragraph-rsid="008d43ba"/>
    </style:style>
    <style:style style:name="P196" style:family="paragraph" style:parent-style-name="Table_20_Contents">
      <style:text-properties officeooo:rsid="008e2300" officeooo:paragraph-rsid="008e2300"/>
    </style:style>
    <style:style style:name="P197" style:family="paragraph" style:parent-style-name="Table_20_Contents">
      <style:text-properties officeooo:rsid="008e2300" officeooo:paragraph-rsid="008f1528"/>
    </style:style>
    <style:style style:name="P198" style:family="paragraph" style:parent-style-name="Table_20_Contents">
      <style:text-properties officeooo:rsid="008e2300" officeooo:paragraph-rsid="008f577c"/>
    </style:style>
    <style:style style:name="P199" style:family="paragraph" style:parent-style-name="Table_20_Contents">
      <style:text-properties officeooo:rsid="008e2300" officeooo:paragraph-rsid="009059ec"/>
    </style:style>
    <style:style style:name="P200" style:family="paragraph" style:parent-style-name="Table_20_Contents">
      <style:text-properties officeooo:rsid="008e2300" officeooo:paragraph-rsid="00908d6f"/>
    </style:style>
    <style:style style:name="P2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e2300" officeooo:paragraph-rsid="008f1528" style:font-size-asian="6pt" style:font-weight-asian="normal" style:font-size-complex="6pt" style:font-weight-complex="normal"/>
    </style:style>
    <style:style style:name="P2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e2300" officeooo:paragraph-rsid="008f577c" style:font-size-asian="6pt" style:font-weight-asian="normal" style:font-size-complex="6pt" style:font-weight-complex="normal"/>
    </style:style>
    <style:style style:name="P2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e2300" officeooo:paragraph-rsid="009059ec" style:font-size-asian="6pt" style:font-weight-asian="normal" style:font-size-complex="6pt" style:font-weight-complex="normal"/>
    </style:style>
    <style:style style:name="T1" style:family="text">
      <style:text-properties style:font-name="Calybry" fo:font-size="6pt" style:font-size-asian="10.5pt"/>
    </style:style>
    <style:style style:name="T2" style:family="text">
      <style:text-properties officeooo:rsid="0011476d"/>
    </style:style>
    <style:style style:name="T3" style:family="text">
      <style:text-properties officeooo:rsid="00174428"/>
    </style:style>
    <style:style style:name="T4" style:family="text">
      <style:text-properties officeooo:rsid="001872f1"/>
    </style:style>
    <style:style style:name="T5" style:family="text">
      <style:text-properties officeooo:rsid="001a5406"/>
    </style:style>
    <style:style style:name="T6" style:family="text">
      <style:text-properties fo:font-weight="bold" officeooo:rsid="008f1528"/>
    </style:style>
    <style:style style:name="T7" style:family="text">
      <style:text-properties fo:font-weight="bold" officeooo:rsid="008f577c"/>
    </style:style>
    <style:style style:name="T8" style:family="text">
      <style:text-properties fo:font-weight="bold" officeooo:rsid="009059ec"/>
    </style:style>
    <style:style style:name="T9" style:family="text">
      <style:text-properties officeooo:rsid="00257e5a"/>
    </style:style>
    <style:style style:name="T10" style:family="text">
      <style:text-properties officeooo:rsid="0025f6cc"/>
    </style:style>
    <style:style style:name="T11" style:family="text">
      <style:text-properties officeooo:rsid="0026098f"/>
    </style:style>
    <style:style style:name="T12" style:family="text">
      <style:text-properties officeooo:rsid="0028c587"/>
    </style:style>
    <style:style style:name="T13" style:family="text">
      <style:text-properties officeooo:rsid="002c7ec2"/>
    </style:style>
    <style:style style:name="T14" style:family="text">
      <style:text-properties officeooo:rsid="002e425f"/>
    </style:style>
    <style:style style:name="T15" style:family="text">
      <style:text-properties officeooo:rsid="002fe77d"/>
    </style:style>
    <style:style style:name="T16" style:family="text">
      <style:text-properties officeooo:rsid="00300b56"/>
    </style:style>
    <style:style style:name="T17" style:family="text">
      <style:text-properties officeooo:rsid="003274f3"/>
    </style:style>
    <style:style style:name="T18" style:family="text">
      <style:text-properties officeooo:rsid="00336c24"/>
    </style:style>
    <style:style style:name="T19" style:family="text">
      <style:text-properties officeooo:rsid="00351ae0"/>
    </style:style>
    <style:style style:name="T20" style:family="text">
      <style:text-properties officeooo:rsid="00359246"/>
    </style:style>
    <style:style style:name="T21" style:family="text">
      <style:text-properties officeooo:rsid="00371b71"/>
    </style:style>
    <style:style style:name="T22" style:family="text">
      <style:text-properties officeooo:rsid="0037aea3"/>
    </style:style>
    <style:style style:name="T23" style:family="text">
      <style:text-properties officeooo:rsid="0039581a"/>
    </style:style>
    <style:style style:name="T24" style:family="text">
      <style:text-properties officeooo:rsid="003a511f"/>
    </style:style>
    <style:style style:name="T25" style:family="text">
      <style:text-properties officeooo:rsid="003b55b3"/>
    </style:style>
    <style:style style:name="T26" style:family="text">
      <style:text-properties officeooo:rsid="003c57ca"/>
    </style:style>
    <style:style style:name="T27" style:family="text">
      <style:text-properties officeooo:rsid="003d4040"/>
    </style:style>
    <style:style style:name="T28" style:family="text">
      <style:text-properties officeooo:rsid="003e1c29"/>
    </style:style>
    <style:style style:name="T29" style:family="text">
      <style:text-properties officeooo:rsid="003eb328"/>
    </style:style>
    <style:style style:name="T30" style:family="text">
      <style:text-properties style:font-name="Tahoma" fo:font-style="normal" officeooo:rsid="004302c6"/>
    </style:style>
    <style:style style:name="T31" style:family="text">
      <style:text-properties officeooo:rsid="00448b1f"/>
    </style:style>
    <style:style style:name="T32" style:family="text">
      <style:text-properties officeooo:rsid="00457af7"/>
    </style:style>
    <style:style style:name="T33" style:family="text">
      <style:text-properties officeooo:rsid="00458dd4"/>
    </style:style>
    <style:style style:name="T34" style:family="text">
      <style:text-properties officeooo:rsid="00460564"/>
    </style:style>
    <style:style style:name="T35" style:family="text">
      <style:text-properties officeooo:rsid="00482ce7"/>
    </style:style>
    <style:style style:name="T36" style:family="text">
      <style:text-properties officeooo:rsid="004a2ebd"/>
    </style:style>
    <style:style style:name="T37" style:family="text">
      <style:text-properties officeooo:rsid="004c2668"/>
    </style:style>
    <style:style style:name="T38" style:family="text">
      <style:text-properties officeooo:rsid="004d022d"/>
    </style:style>
    <style:style style:name="T39" style:family="text">
      <style:text-properties officeooo:rsid="00504e75"/>
    </style:style>
    <style:style style:name="T40" style:family="text">
      <style:text-properties officeooo:rsid="0051e898"/>
    </style:style>
    <style:style style:name="T41" style:family="text">
      <style:text-properties officeooo:rsid="00538d9d"/>
    </style:style>
    <style:style style:name="T42" style:family="text">
      <style:text-properties officeooo:rsid="005550af"/>
    </style:style>
    <style:style style:name="T43" style:family="text">
      <style:text-properties officeooo:rsid="00561828"/>
    </style:style>
    <style:style style:name="T44" style:family="text">
      <style:text-properties officeooo:rsid="00561eff"/>
    </style:style>
    <style:style style:name="T45" style:family="text">
      <style:text-properties officeooo:rsid="00580f13"/>
    </style:style>
    <style:style style:name="T46" style:family="text">
      <style:text-properties officeooo:rsid="005a7189"/>
    </style:style>
    <style:style style:name="T47" style:family="text">
      <style:text-properties officeooo:rsid="005c5d24"/>
    </style:style>
    <style:style style:name="T48" style:family="text">
      <style:text-properties officeooo:rsid="005cba42"/>
    </style:style>
    <style:style style:name="T49" style:family="text">
      <style:text-properties officeooo:rsid="0061a7a0"/>
    </style:style>
    <style:style style:name="T50" style:family="text">
      <style:text-properties officeooo:rsid="006354ae"/>
    </style:style>
    <style:style style:name="T51" style:family="text">
      <style:text-properties officeooo:rsid="0063e7f5"/>
    </style:style>
    <style:style style:name="T52" style:family="text">
      <style:text-properties officeooo:rsid="0065a27d"/>
    </style:style>
    <style:style style:name="T53" style:family="text">
      <style:text-properties officeooo:rsid="0065f4ec"/>
    </style:style>
    <style:style style:name="T54" style:family="text">
      <style:text-properties officeooo:rsid="00678280"/>
    </style:style>
    <style:style style:name="T55" style:family="text">
      <style:text-properties officeooo:rsid="0068e4d0"/>
    </style:style>
    <style:style style:name="T56" style:family="text">
      <style:text-properties officeooo:rsid="0069062b"/>
    </style:style>
    <style:style style:name="T57" style:family="text">
      <style:text-properties officeooo:rsid="006b7443"/>
    </style:style>
    <style:style style:name="T58" style:family="text">
      <style:text-properties officeooo:rsid="006d0df6"/>
    </style:style>
    <style:style style:name="T59" style:family="text">
      <style:text-properties officeooo:rsid="006fc44f"/>
    </style:style>
    <style:style style:name="T60" style:family="text">
      <style:text-properties officeooo:rsid="0071327a"/>
    </style:style>
    <style:style style:name="T61" style:family="text">
      <style:text-properties officeooo:rsid="0071fc2c"/>
    </style:style>
    <style:style style:name="T62" style:family="text">
      <style:text-properties officeooo:rsid="00736752"/>
    </style:style>
    <style:style style:name="T63" style:family="text">
      <style:text-properties officeooo:rsid="0073f860"/>
    </style:style>
    <style:style style:name="T64" style:family="text">
      <style:text-properties officeooo:rsid="00757ccf"/>
    </style:style>
    <style:style style:name="T65" style:family="text">
      <style:text-properties officeooo:rsid="0075ef47"/>
    </style:style>
    <style:style style:name="T66" style:family="text">
      <style:text-properties officeooo:rsid="0077d0c4"/>
    </style:style>
    <style:style style:name="T67" style:family="text">
      <style:text-properties officeooo:rsid="00785cf4"/>
    </style:style>
    <style:style style:name="T68" style:family="text">
      <style:text-properties officeooo:rsid="0079aecc"/>
    </style:style>
    <style:style style:name="T69" style:family="text">
      <style:text-properties officeooo:rsid="007a831d"/>
    </style:style>
    <style:style style:name="T70" style:family="text">
      <style:text-properties officeooo:rsid="007c2bc9"/>
    </style:style>
    <style:style style:name="T71" style:family="text">
      <style:text-properties officeooo:rsid="007d0bd8"/>
    </style:style>
    <style:style style:name="T72" style:family="text">
      <style:text-properties officeooo:rsid="007ef847"/>
    </style:style>
    <style:style style:name="T73" style:family="text">
      <style:text-properties officeooo:rsid="00815661"/>
    </style:style>
    <style:style style:name="T74" style:family="text">
      <style:text-properties officeooo:rsid="0082009c"/>
    </style:style>
    <style:style style:name="T75" style:family="text">
      <style:text-properties officeooo:rsid="0085721f"/>
    </style:style>
    <style:style style:name="T76" style:family="text">
      <style:text-properties officeooo:rsid="0086b39e"/>
    </style:style>
    <style:style style:name="T77" style:family="text">
      <style:text-properties officeooo:rsid="008715aa"/>
    </style:style>
    <style:style style:name="T78" style:family="text">
      <style:text-properties officeooo:rsid="00890808"/>
    </style:style>
    <style:style style:name="T79" style:family="text">
      <style:text-properties officeooo:rsid="008b9ccb"/>
    </style:style>
    <style:style style:name="T80" style:family="text">
      <style:text-properties officeooo:rsid="008d43ba"/>
    </style:style>
    <style:style style:name="T81" style:family="text">
      <style:text-properties officeooo:rsid="008e2300"/>
    </style:style>
    <style:style style:name="T82" style:family="text">
      <style:text-properties officeooo:rsid="008f1528"/>
    </style:style>
    <style:style style:name="T83" style:family="text">
      <style:text-properties officeooo:rsid="008f577c"/>
    </style:style>
    <style:style style:name="T84" style:family="text">
      <style:text-properties officeooo:rsid="009059ec"/>
    </style:style>
    <style:style style:name="T85" style:family="text">
      <style:text-properties officeooo:rsid="00908d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6"><text:span text:style-name="T1">2656</text:span>)equipment</text:p>
            <text:p text:style-name="P76"/>
            <text:p text:style-name="P76"/>
            <text:p text:style-name="P76">[ɪˈkwɪpmənt]</text:p>
          </table:table-cell>
          <table:table-cell table:style-name="Таблица1.B1" office:value-type="string">
            <text:p text:style-name="P77">Оснащение, аппаратура</text:p>
          </table:table-cell>
        </table:table-row>
        <table:table-row>
          <table:table-cell table:style-name="Таблица1.A41" office:value-type="string">
            <text:p text:style-name="Table_20_Contents">2657)powerful</text:p>
            <text:p text:style-name="Table_20_Contents"/>
            <text:p text:style-name="Table_20_Contents"/>
            <text:p text:style-name="P191">[ˈpauəf(ə)l]</text:p>
          </table:table-cell>
          <table:table-cell table:style-name="Таблица1.B2" office:value-type="string">
            <text:p text:style-name="P78">Сильный, мощный</text:p>
          </table:table-cell>
        </table:table-row>
        <table:table-row>
          <table:table-cell table:style-name="Таблица1.A41" office:value-type="string">
            <text:p text:style-name="P79">2658)progressive</text:p>
            <text:p text:style-name="P79"/>
            <text:p text:style-name="P2"/>
            <text:p text:style-name="P3">[prəˈgresɪv]</text:p>
          </table:table-cell>
          <table:table-cell table:style-name="Таблица1.B2" office:value-type="string">
            <text:p text:style-name="P78">Постепенный, прогрессивный</text:p>
          </table:table-cell>
        </table:table-row>
        <table:table-row>
          <table:table-cell table:style-name="Таблица1.A41" office:value-type="string">
            <text:p text:style-name="P80">2659)God bless you</text:p>
            <text:p text:style-name="P80"/>
            <text:p text:style-name="P80"/>
            <text:p text:style-name="P80"/>
          </table:table-cell>
          <table:table-cell table:style-name="Таблица1.B2" office:value-type="string">
            <text:p text:style-name="P78">Будьте здоровы</text:p>
          </table:table-cell>
        </table:table-row>
        <table:table-row>
          <table:table-cell table:style-name="Таблица1.A41" office:value-type="string">
            <text:p text:style-name="P80">2660)custom</text:p>
            <text:p text:style-name="P80"/>
            <text:p text:style-name="P80"/>
            <text:p text:style-name="P1"><text:span text:style-name="T2">[</text:span><text:span text:style-name="T2">ˈkʌstəm</text:span><text:span text:style-name="T2">]</text:span></text:p>
          </table:table-cell>
          <table:table-cell table:style-name="Таблица1.B2" office:value-type="string">
            <text:p text:style-name="P78">Обычай, заказы, изготовленный на заказ</text:p>
          </table:table-cell>
        </table:table-row>
        <table:table-row>
          <table:table-cell table:style-name="Таблица1.A41" office:value-type="string">
            <text:p text:style-name="P80">2661)favorite</text:p>
            <text:p text:style-name="P80"/>
            <text:p text:style-name="P80"/>
            <text:p text:style-name="P1"><text:span text:style-name="T2">[</text:span><text:span text:style-name="T2">ˈfeɪv(ə)rɪt</text:span><text:span text:style-name="T2">]</text:span></text:p>
          </table:table-cell>
          <table:table-cell table:style-name="Таблица1.B2" office:value-type="string">
            <text:p text:style-name="P78">Любимый, фаворит</text:p>
          </table:table-cell>
        </table:table-row>
        <table:table-row>
          <table:table-cell table:style-name="Таблица1.A41" office:value-type="string">
            <text:p text:style-name="P80">2662)project</text:p>
            <text:p text:style-name="P80"/>
            <text:p text:style-name="P80"/>
            <text:p text:style-name="P1"><text:span text:style-name="T2">[</text:span><text:span text:style-name="T2">ˈprɔʤekt</text:span><text:span text:style-name="T2">]</text:span></text:p>
          </table:table-cell>
          <table:table-cell table:style-name="Таблица1.B2" office:value-type="string">
            <text:p text:style-name="P78">Проект</text:p>
          </table:table-cell>
        </table:table-row>
        <table:table-row>
          <table:table-cell table:style-name="Таблица1.A41" office:value-type="string">
            <text:p text:style-name="P80">2663)In all senses</text:p>
            <text:p text:style-name="P80"/>
            <text:p text:style-name="P80"/>
            <text:p text:style-name="P80"/>
          </table:table-cell>
          <table:table-cell table:style-name="Таблица1.B2" office:value-type="string">
            <text:p text:style-name="P78">Во всех смыслах</text:p>
          </table:table-cell>
        </table:table-row>
        <table:table-row>
          <table:table-cell table:style-name="Таблица1.A41" office:value-type="string">
            <text:p text:style-name="P80">2664)proportion</text:p>
            <text:p text:style-name="P80"/>
            <text:p text:style-name="P80"/>
            <text:p text:style-name="P1"><text:span text:style-name="T2">[</text:span><text:span text:style-name="T2">prəˈpɔːʃ(ə)n</text:span><text:span text:style-name="T2">]</text:span></text:p>
          </table:table-cell>
          <table:table-cell table:style-name="Таблица1.B2" office:value-type="string">
            <text:p text:style-name="P78">Пропорция, пропорциональный, доля</text:p>
          </table:table-cell>
        </table:table-row>
        <table:table-row>
          <table:table-cell table:style-name="Таблица1.A41" office:value-type="string">
            <text:p text:style-name="P80">2665)week-end</text:p>
            <text:p text:style-name="P80"/>
            <text:p text:style-name="P80"/>
            <text:p text:style-name="P1"><text:span text:style-name="T2">[</text:span><text:span text:style-name="T2">ˌwiːkˈend</text:span><text:span text:style-name="T2">]</text:span></text:p>
          </table:table-cell>
          <table:table-cell table:style-name="Таблица1.B2" office:value-type="string">
            <text:p text:style-name="P78">Выходные</text:p>
          </table:table-cell>
        </table:table-row>
        <table:table-row>
          <table:table-cell table:style-name="Таблица1.A41" office:value-type="string">
            <text:p text:style-name="P80">2666)reduce</text:p>
            <text:p text:style-name="P80"/>
            <text:p text:style-name="P80"/>
            <text:p text:style-name="P1"><text:span text:style-name="T2">[</text:span><text:span text:style-name="T2">rɪˈdjuːs</text:span><text:span text:style-name="T2">]</text:span></text:p>
          </table:table-cell>
          <table:table-cell table:style-name="Таблица1.B2" office:value-type="string">
            <text:p text:style-name="P78">Уменьшать, снижать</text:p>
          </table:table-cell>
        </table:table-row>
        <table:table-row>
          <table:table-cell table:style-name="Таблица1.A41" office:value-type="string">
            <text:p text:style-name="P80">2667)prose</text:p>
            <text:p text:style-name="P80"/>
            <text:p text:style-name="P80"><text:soft-page-break/></text:p>
            <text:p text:style-name="P1"><text:span text:style-name="T2">[</text:span><text:span text:style-name="T2">prəuz</text:span><text:span text:style-name="T2">]</text:span></text:p>
          </table:table-cell>
          <table:table-cell table:style-name="Таблица1.B2" office:value-type="string">
            <text:p text:style-name="P78"/>
            <text:p text:style-name="P78"/>
            <text:p text:style-name="P83"><text:soft-page-break/>Проза</text:p>
          </table:table-cell>
        </table:table-row>
        <table:table-row>
          <table:table-cell table:style-name="Таблица1.A41" office:value-type="string">
            <text:p text:style-name="P80">2668)incorporate</text:p>
            <text:p text:style-name="P80"/>
            <text:p text:style-name="P80"/>
            <text:p text:style-name="P1"><text:span text:style-name="T2">[</text:span><text:span text:style-name="T2">ɪnˈkɔːp(ə)rət</text:span><text:span text:style-name="T2">]</text:span></text:p>
          </table:table-cell>
          <table:table-cell table:style-name="Таблица1.B2" office:value-type="string">
            <text:p text:style-name="P78">Включать, объединять, объединяться</text:p>
          </table:table-cell>
        </table:table-row>
        <table:table-row>
          <table:table-cell table:style-name="Таблица1.A41" office:value-type="string">
            <text:p text:style-name="P80">2669)environment</text:p>
            <text:p text:style-name="P80"/>
            <text:p text:style-name="P80"/>
            <text:p text:style-name="P1"><text:span text:style-name="T2">[</text:span><text:span text:style-name="T2">ɪnˈvaɪər(ə)nmənt</text:span><text:span text:style-name="T2">]</text:span></text:p>
          </table:table-cell>
          <table:table-cell table:style-name="Таблица1.B2" office:value-type="string">
            <text:p text:style-name="P78">Окружение, среда</text:p>
          </table:table-cell>
        </table:table-row>
        <table:table-row>
          <table:table-cell table:style-name="Таблица1.A41" office:value-type="string">
            <text:p text:style-name="P80">2670)entity</text:p>
            <text:p text:style-name="P80"/>
            <text:p text:style-name="P80"/>
            <text:p text:style-name="P1"><text:span text:style-name="T2">[</text:span><text:span text:style-name="T2">ˈentɪtɪ</text:span><text:span text:style-name="T2">]</text:span></text:p>
          </table:table-cell>
          <table:table-cell table:style-name="Таблица1.B2" office:value-type="string">
            <text:p text:style-name="P192">Организация, сущность, существо, объект</text:p>
          </table:table-cell>
        </table:table-row>
        <table:table-row>
          <table:table-cell table:style-name="Таблица1.A41" office:value-type="string">
            <text:p text:style-name="P84">2671)prospect</text:p>
            <text:p text:style-name="P84"/>
            <text:p text:style-name="P84"/>
            <text:p text:style-name="P4"><text:span text:style-name="T3">[</text:span><text:span text:style-name="T3">ˈprɔspekt</text:span><text:span text:style-name="T3">]</text:span></text:p>
          </table:table-cell>
          <table:table-cell table:style-name="Таблица1.B2" office:value-type="string">
            <text:p text:style-name="P85">Перспектива</text:p>
          </table:table-cell>
        </table:table-row>
        <table:table-row>
          <table:table-cell table:style-name="Таблица1.A41" office:value-type="string">
            <text:p text:style-name="P81"><text:span text:style-name="T4">2672)</text:span><text:span text:style-name="T3">It rains cats and dogs</text:span></text:p>
            <text:p text:style-name="P84"/>
            <text:p text:style-name="P84"/>
            <text:p text:style-name="P84"/>
          </table:table-cell>
          <table:table-cell table:style-name="Таблица1.B2" office:value-type="string">
            <text:p text:style-name="P86">Дождь льёт как из <text:span text:style-name="T21">рога</text:span> изобилия</text:p>
          </table:table-cell>
        </table:table-row>
        <table:table-row>
          <table:table-cell table:style-name="Таблица1.A41" office:value-type="string">
            <text:p text:style-name="P81"><text:span text:style-name="T4">2673)</text:span><text:span text:style-name="T3">protest</text:span></text:p>
            <text:p text:style-name="P84"/>
            <text:p text:style-name="P84"/>
            <text:p text:style-name="P4"><text:span text:style-name="T3">[</text:span><text:span text:style-name="T3">ˈprəutest</text:span><text:span text:style-name="T3">]</text:span></text:p>
          </table:table-cell>
          <table:table-cell table:style-name="Таблица1.B2" office:value-type="string">
            <text:p text:style-name="P86">Протест, протестовать</text:p>
          </table:table-cell>
        </table:table-row>
        <table:table-row>
          <table:table-cell table:style-name="Таблица1.A41" office:value-type="string">
            <text:p text:style-name="P81"><text:span text:style-name="T4">2674)</text:span><text:span text:style-name="T3">All along</text:span></text:p>
            <text:p text:style-name="P84"/>
            <text:p text:style-name="P84"/>
            <text:p text:style-name="P84"/>
          </table:table-cell>
          <table:table-cell table:style-name="Таблица1.B2" office:value-type="string">
            <text:p text:style-name="P86">Всё время</text:p>
          </table:table-cell>
        </table:table-row>
        <table:table-row>
          <table:table-cell table:style-name="Таблица1.A41" office:value-type="string">
            <text:p text:style-name="P81"><text:span text:style-name="T4">2675)</text:span><text:span text:style-name="T3">that is</text:span></text:p>
            <text:p text:style-name="P84"/>
            <text:p text:style-name="P84"/>
            <text:p text:style-name="P84"/>
          </table:table-cell>
          <table:table-cell table:style-name="Таблица1.B2" office:value-type="string">
            <text:p text:style-name="P86">То есть, это</text:p>
          </table:table-cell>
        </table:table-row>
        <table:table-row>
          <table:table-cell table:style-name="Таблица1.A41" office:value-type="string">
            <text:p text:style-name="P81"><text:span text:style-name="T4">2676)</text:span><text:span text:style-name="T3">provider</text:span></text:p>
            <text:p text:style-name="P84"/>
            <text:p text:style-name="P84"/>
            <text:p text:style-name="P4"><text:span text:style-name="T3">[</text:span><text:span text:style-name="T3">prəˈvaɪdə</text:span><text:span text:style-name="T3">]</text:span></text:p>
          </table:table-cell>
          <table:table-cell table:style-name="Таблица1.B2" office:value-type="string">
            <text:p text:style-name="P86">Поставщик</text:p>
          </table:table-cell>
        </table:table-row>
        <table:table-row>
          <table:table-cell table:style-name="Таблица1.A41" office:value-type="string">
            <text:p text:style-name="P81"><text:span text:style-name="T4">2677)</text:span><text:span text:style-name="T3">public</text:span></text:p>
            <text:p text:style-name="P84"/>
            <text:p text:style-name="P84"/>
            <text:p text:style-name="P4"><text:span text:style-name="T3">[</text:span><text:span text:style-name="T3">ˈpʌblɪk</text:span><text:span text:style-name="T3">]</text:span></text:p>
          </table:table-cell>
          <table:table-cell table:style-name="Таблица1.B2" office:value-type="string">
            <text:p text:style-name="P86">Общественность, публичный, государственный</text:p>
          </table:table-cell>
        </table:table-row>
        <table:table-row>
          <table:table-cell table:style-name="Таблица1.A41" office:value-type="string">
            <text:p text:style-name="P81"><text:span text:style-name="T4">2678)</text:span><text:span text:style-name="T3">What's the matter?</text:span></text:p>
            <text:p text:style-name="P84"/>
            <text:p text:style-name="P84"/>
            <text:p text:style-name="P84"/>
          </table:table-cell>
          <table:table-cell table:style-name="Таблица1.B2" office:value-type="string">
            <text:p text:style-name="P86">В чём дело?</text:p>
          </table:table-cell>
        </table:table-row>
        <text:soft-page-break/>
        <table:table-row>
          <table:table-cell table:style-name="Таблица1.A41" office:value-type="string">
            <text:p text:style-name="P81"><text:span text:style-name="T4">2679)</text:span><text:span text:style-name="T3">alignment</text:span></text:p>
            <text:p text:style-name="P84"/>
            <text:p text:style-name="P84"/>
            <text:p text:style-name="P4"><text:span text:style-name="T3">[</text:span><text:span text:style-name="T3">əˈlaɪnmənt</text:span><text:span text:style-name="T3">]</text:span></text:p>
          </table:table-cell>
          <table:table-cell table:style-name="Таблица1.B2" office:value-type="string">
            <text:p text:style-name="P87">Центровка, выравнивание</text:p>
          </table:table-cell>
        </table:table-row>
        <table:table-row>
          <table:table-cell table:style-name="Таблица1.A41" office:value-type="string">
            <text:p text:style-name="P81"><text:span text:style-name="T4">2680)</text:span><text:span text:style-name="T3">publication</text:span></text:p>
            <text:p text:style-name="P84"/>
            <text:p text:style-name="P84"/>
            <text:p text:style-name="P4"><text:span text:style-name="T3">[</text:span><text:span text:style-name="T3">ˌpʌblɪˈkeɪʃ(ə)n</text:span><text:span text:style-name="T3">]</text:span></text:p>
          </table:table-cell>
          <table:table-cell table:style-name="Таблица1.B2" office:value-type="string">
            <text:p text:style-name="P88">Публикация, издание</text:p>
          </table:table-cell>
        </table:table-row>
        <table:table-row>
          <table:table-cell table:style-name="Таблица1.A41" office:value-type="string">
            <text:p text:style-name="P81"><text:span text:style-name="T4">2681)</text:span><text:span text:style-name="T3">pullover</text:span></text:p>
            <text:p text:style-name="P84"/>
            <text:p text:style-name="P84"/>
            <text:p text:style-name="P4"><text:span text:style-name="T3">[</text:span><text:span text:style-name="T3">ˈpuləuvə</text:span><text:span text:style-name="T3">]</text:span></text:p>
          </table:table-cell>
          <table:table-cell table:style-name="Таблица1.B2" office:value-type="string">
            <text:p text:style-name="P89">Свитер</text:p>
          </table:table-cell>
        </table:table-row>
        <table:table-row>
          <table:table-cell table:style-name="Таблица1.A41" office:value-type="string">
            <text:p text:style-name="P81"><text:span text:style-name="T4">2682)</text:span><text:span text:style-name="T3">In the matter of</text:span></text:p>
            <text:p text:style-name="P84"/>
            <text:p text:style-name="P84"/>
            <text:p text:style-name="P84"/>
          </table:table-cell>
          <table:table-cell table:style-name="Таблица1.B2" office:value-type="string">
            <text:p text:style-name="P89">Что касается</text:p>
          </table:table-cell>
        </table:table-row>
        <table:table-row>
          <table:table-cell table:style-name="Таблица1.A41" office:value-type="string">
            <text:p text:style-name="P81"><text:span text:style-name="T4">2683)</text:span><text:span text:style-name="T3">verbose</text:span></text:p>
            <text:p text:style-name="P84"/>
            <text:p text:style-name="P84"/>
            <text:p text:style-name="P4"><text:span text:style-name="T3">[</text:span><text:span text:style-name="T3">vɜːˈbəus</text:span><text:span text:style-name="T3">]</text:span></text:p>
          </table:table-cell>
          <table:table-cell table:style-name="Таблица1.B2" office:value-type="string">
            <text:p text:style-name="P90">Многословный, подробный</text:p>
          </table:table-cell>
        </table:table-row>
        <table:table-row>
          <table:table-cell table:style-name="Таблица1.A41" office:value-type="string">
            <text:p text:style-name="P81"><text:span text:style-name="T4">2684)</text:span><text:span text:style-name="T3">pulse</text:span></text:p>
            <text:p text:style-name="P84"/>
            <text:p text:style-name="P84"/>
            <text:p text:style-name="P4"><text:span text:style-name="T3">[</text:span><text:span text:style-name="T3">pʌls</text:span><text:span text:style-name="T3">]</text:span></text:p>
          </table:table-cell>
          <table:table-cell table:style-name="Таблица1.B2" office:value-type="string">
            <text:p text:style-name="P90">Пульс, импульс</text:p>
          </table:table-cell>
        </table:table-row>
        <table:table-row>
          <table:table-cell table:style-name="Таблица1.A41" office:value-type="string">
            <text:p text:style-name="P81"><text:span text:style-name="T4">2685)</text:span><text:span text:style-name="T3">punctual</text:span></text:p>
            <text:p text:style-name="P84"/>
            <text:p text:style-name="P84"/>
            <text:p text:style-name="P4"><text:span text:style-name="T3">[</text:span><text:span text:style-name="T3">ˈpʌŋkʧuəl</text:span><text:span text:style-name="T3">]</text:span></text:p>
          </table:table-cell>
          <table:table-cell table:style-name="Таблица1.B2" office:value-type="string">
            <text:p text:style-name="P90">Пунктуальный</text:p>
          </table:table-cell>
        </table:table-row>
        <table:table-row>
          <table:table-cell table:style-name="Таблица1.A41" office:value-type="string">
            <text:p text:style-name="P81"><text:span text:style-name="T4">2686)</text:span><text:span text:style-name="T3">Keep in mind</text:span></text:p>
            <text:p text:style-name="P84"/>
            <text:p text:style-name="P84"/>
            <text:p text:style-name="P84"/>
          </table:table-cell>
          <table:table-cell table:style-name="Таблица1.B2" office:value-type="string">
            <text:p text:style-name="P90">Помнить, иметь в виду</text:p>
          </table:table-cell>
        </table:table-row>
        <table:table-row>
          <table:table-cell table:style-name="Таблица1.A41" office:value-type="string">
            <text:p text:style-name="P81"><text:span text:style-name="T4">2687)</text:span><text:span text:style-name="T3">solar</text:span></text:p>
            <text:p text:style-name="P84"/>
            <text:p text:style-name="P84"/>
            <text:p text:style-name="P4"><text:span text:style-name="T3">[</text:span><text:span text:style-name="T3">ˈsəulə</text:span><text:span text:style-name="T3">]</text:span></text:p>
          </table:table-cell>
          <table:table-cell table:style-name="Таблица1.B2" office:value-type="string">
            <text:p text:style-name="P90">Солнечный</text:p>
          </table:table-cell>
        </table:table-row>
        <table:table-row>
          <table:table-cell table:style-name="Таблица1.A41" office:value-type="string">
            <text:p text:style-name="P81"><text:span text:style-name="T4">2688)</text:span><text:span text:style-name="T3">pyjamas</text:span></text:p>
            <text:p text:style-name="P84"/>
            <text:p text:style-name="P84"/>
            <text:p text:style-name="P4"><text:span text:style-name="T3">[</text:span><text:span text:style-name="T3">pɪˈʤɑːməz</text:span><text:span text:style-name="T3">]</text:span></text:p>
          </table:table-cell>
          <table:table-cell table:style-name="Таблица1.B2" office:value-type="string">
            <text:p text:style-name="P90">Пижама</text:p>
          </table:table-cell>
        </table:table-row>
        <table:table-row>
          <table:table-cell table:style-name="Таблица1.A41" office:value-type="string">
            <text:p text:style-name="P81"><text:span text:style-name="T4">2689)</text:span><text:span text:style-name="T3">pyramid</text:span></text:p>
            <text:p text:style-name="P84"/>
            <text:p text:style-name="P84"/>
            <text:p text:style-name="P4"><text:span text:style-name="T3">[</text:span><text:span text:style-name="T3">ˈpɪrəmɪd</text:span><text:span text:style-name="T3">]</text:span></text:p>
          </table:table-cell>
          <table:table-cell table:style-name="Таблица1.B2" office:value-type="string">
            <text:p text:style-name="P90">Пирамида</text:p>
          </table:table-cell>
        </table:table-row>
        <table:table-row>
          <table:table-cell table:style-name="Таблица1.A41" office:value-type="string">
            <text:p text:style-name="P81"><text:span text:style-name="T4">2690</text:span><text:span text:style-name="T5">)</text:span><text:span text:style-name="T3">Mind the door!</text:span></text:p>
            <text:p text:style-name="P84"/>
            <text:p text:style-name="P84"><text:soft-page-break/></text:p>
            <text:p text:style-name="P84"/>
          </table:table-cell>
          <table:table-cell table:style-name="Таблица1.B2" office:value-type="string">
            <text:p text:style-name="Table_20_Contents"/>
            <text:p text:style-name="Table_20_Contents"/>
            <text:p text:style-name="P90"><text:soft-page-break/>Осторожно, дверь !</text:p>
          </table:table-cell>
        </table:table-row>
        <table:table-row>
          <table:table-cell table:style-name="Таблица1.A41" office:value-type="string">
            <text:p text:style-name="P91">2691)pace</text:p>
            <text:p text:style-name="P91"/>
            <text:p text:style-name="P91"/>
            <text:p text:style-name="P5"><text:span text:style-name="T9">[</text:span><text:span text:style-name="T9">peɪs</text:span><text:span text:style-name="T9">]</text:span></text:p>
          </table:table-cell>
          <table:table-cell table:style-name="Таблица1.B2" office:value-type="string">
            <text:p text:style-name="P92">Шаг, шагать, темп</text:p>
          </table:table-cell>
        </table:table-row>
        <table:table-row>
          <table:table-cell table:style-name="Таблица1.A41" office:value-type="string">
            <text:p text:style-name="P91">2692)On the minute</text:p>
            <text:p text:style-name="P91"/>
            <text:p text:style-name="P91"/>
            <text:p text:style-name="P91"/>
          </table:table-cell>
          <table:table-cell table:style-name="Таблица1.B2" office:value-type="string">
            <text:p text:style-name="P92">Минута в минуту</text:p>
          </table:table-cell>
        </table:table-row>
        <table:table-row>
          <table:table-cell table:style-name="Таблица1.A41" office:value-type="string">
            <text:p text:style-name="P82"><text:span text:style-name="T9">2693)</text:span><text:span text:style-name="T10">pail</text:span></text:p>
            <text:p text:style-name="P91"/>
            <text:p text:style-name="P91"/>
            <text:p text:style-name="P5"><text:span text:style-name="T9">[</text:span><text:span text:style-name="T9">peɪl</text:span><text:span text:style-name="T9">]</text:span></text:p>
          </table:table-cell>
          <table:table-cell table:style-name="Таблица1.B2" office:value-type="string">
            <text:p text:style-name="P92">Ведро</text:p>
          </table:table-cell>
        </table:table-row>
        <table:table-row>
          <table:table-cell table:style-name="Таблица1.A41" office:value-type="string">
            <text:p text:style-name="P93">2694)extension</text:p>
            <text:p text:style-name="P93"/>
            <text:p text:style-name="P93"/>
            <text:p text:style-name="P6"><text:span text:style-name="T11">[</text:span><text:span text:style-name="T11">ɪkˈsten(t)ʃ(ə)n</text:span><text:span text:style-name="T11">]</text:span></text:p>
          </table:table-cell>
          <table:table-cell table:style-name="Таблица1.B2" office:value-type="string">
            <text:p text:style-name="P94">Расширение, удлинение, продление, продолжение</text:p>
          </table:table-cell>
        </table:table-row>
        <table:table-row>
          <table:table-cell table:style-name="Таблица1.A41" office:value-type="string">
            <text:p text:style-name="P95">2695)compatibility</text:p>
            <text:p text:style-name="P95"/>
            <text:p text:style-name="P95"/>
            <text:p text:style-name="P7"><text:span text:style-name="T12">[</text:span><text:span text:style-name="T12">kəmˌpætəˈbɪlətɪ</text:span><text:span text:style-name="T12">]</text:span></text:p>
          </table:table-cell>
          <table:table-cell table:style-name="Таблица1.B2" office:value-type="string">
            <text:p text:style-name="P95">Совместимость</text:p>
          </table:table-cell>
        </table:table-row>
        <table:table-row>
          <table:table-cell table:style-name="Таблица1.A41" office:value-type="string">
            <text:p text:style-name="P97">2696)solver</text:p>
            <text:p text:style-name="P97"/>
            <text:p text:style-name="P97"/>
            <text:p text:style-name="P13">[`sɒlvə]</text:p>
          </table:table-cell>
          <table:table-cell table:style-name="Таблица1.B2" office:value-type="string">
            <text:p text:style-name="P97">Решатель</text:p>
          </table:table-cell>
        </table:table-row>
        <table:table-row>
          <table:table-cell table:style-name="Таблица1.A43" office:value-type="string">
            <text:p text:style-name="P98">2697)remote</text:p>
            <text:p text:style-name="P98"/>
            <text:p text:style-name="P98"/>
            <text:p text:style-name="P8"><text:span text:style-name="T13">[</text:span><text:span text:style-name="T13">rɪˈməut</text:span><text:span text:style-name="T13">]</text:span></text:p>
          </table:table-cell>
          <table:table-cell table:style-name="Таблица1.B2" office:value-type="string">
            <text:p text:style-name="P98">Удалённый, дистанционный</text:p>
          </table:table-cell>
        </table:table-row>
        <table:table-row>
          <table:table-cell table:style-name="Таблица1.A43" office:value-type="string">
            <text:p text:style-name="P99">2698)sheet</text:p>
            <text:p text:style-name="P99"/>
            <text:p text:style-name="P99"/>
            <text:p text:style-name="P9"><text:span text:style-name="T14">[</text:span><text:span text:style-name="T14">ʃiːt</text:span><text:span text:style-name="T14">]</text:span></text:p>
          </table:table-cell>
          <table:table-cell table:style-name="Таблица1.B2" office:value-type="string">
            <text:p text:style-name="P99">Лист, листок, листовой</text:p>
          </table:table-cell>
        </table:table-row>
        <table:table-row>
          <table:table-cell table:style-name="Таблица1.A45" office:value-type="string">
            <text:p text:style-name="P100">2699)obsolete</text:p>
            <text:p text:style-name="P100"/>
            <text:p text:style-name="P96"/>
            <text:p text:style-name="P10"><text:span text:style-name="T15">[</text:span><text:span text:style-name="T15">ˈɔbs(ə)liːt</text:span><text:span text:style-name="T15">]</text:span></text:p>
          </table:table-cell>
          <table:table-cell table:style-name="Таблица1.B2" office:value-type="string">
            <text:p text:style-name="P100">Устарелый, отживший</text:p>
          </table:table-cell>
        </table:table-row>
        <table:table-row>
          <table:table-cell table:style-name="Таблица1.A45" office:value-type="string">
            <text:p text:style-name="P101">2700)undo</text:p>
            <text:p text:style-name="P101"/>
            <text:p text:style-name="P101"/>
            <text:p text:style-name="P11"><text:span text:style-name="T16">[</text:span><text:span text:style-name="T16">ʌnˈduː</text:span><text:span text:style-name="T16">]</text:span></text:p>
          </table:table-cell>
          <table:table-cell table:style-name="Таблица1.B2" office:value-type="string">
            <text:p text:style-name="P102">Аннулировать</text:p>
          </table:table-cell>
        </table:table-row>
        <table:table-row>
          <table:table-cell table:style-name="Таблица1.A49" office:value-type="string">
            <text:p text:style-name="P103">2701)retrieve</text:p>
            <text:p text:style-name="P103"/>
            <text:p text:style-name="P103"/>
            <text:p text:style-name="P12"><text:span text:style-name="T17">[</text:span><text:span text:style-name="T17">rɪˈtriːv</text:span><text:span text:style-name="T17">]</text:span></text:p>
          </table:table-cell>
          <table:table-cell table:style-name="Таблица1.B2" office:value-type="string">
            <text:p text:style-name="P96"/>
            <text:p text:style-name="P103">Извлекать</text:p>
          </table:table-cell>
        </table:table-row>
        <text:soft-page-break/>
        <table:table-row>
          <table:table-cell table:style-name="Таблица1.A49" office:value-type="string">
            <text:p text:style-name="P108">2702)extend</text:p>
            <text:p text:style-name="P108"/>
            <text:p text:style-name="P108"/>
            <text:p text:style-name="P14"><text:span text:style-name="T18">[</text:span><text:span text:style-name="T18">ɪkˈstend</text:span><text:span text:style-name="T18">]</text:span></text:p>
          </table:table-cell>
          <table:table-cell table:style-name="Таблица1.B2" office:value-type="string">
            <text:p text:style-name="P108">Распространить, расширить, продлить</text:p>
          </table:table-cell>
        </table:table-row>
        <table:table-row>
          <table:table-cell table:style-name="Таблица1.A49" office:value-type="string">
            <text:p text:style-name="P109">2703)reasonably</text:p>
            <text:p text:style-name="P109"/>
            <text:p text:style-name="P109"/>
            <text:p text:style-name="P15"><text:span text:style-name="T19">[</text:span><text:span text:style-name="T19">ˈriːz(ə)nəblɪ</text:span><text:span text:style-name="T19">]</text:span></text:p>
          </table:table-cell>
          <table:table-cell table:style-name="Таблица1.B2" office:value-type="string">
            <text:p text:style-name="P109">Разумно, умеренно, достаточно </text:p>
          </table:table-cell>
        </table:table-row>
        <table:table-row>
          <table:table-cell table:style-name="Таблица1.A49" office:value-type="string">
            <text:p text:style-name="P110">2704)invocation</text:p>
            <text:p text:style-name="P110"/>
            <text:p text:style-name="P110"/>
            <text:p text:style-name="P16"><text:span text:style-name="T20">[</text:span><text:span text:style-name="T20">ˌɪnvəuˈkeɪʃ(ə)n</text:span><text:span text:style-name="T20">]</text:span></text:p>
          </table:table-cell>
          <table:table-cell table:style-name="Таблица1.B2" office:value-type="string">
            <text:p text:style-name="P110">Вызов</text:p>
          </table:table-cell>
        </table:table-row>
        <table:table-row>
          <table:table-cell table:style-name="Таблица1.A52" office:value-type="string">
            <text:p text:style-name="P111">2705)whichever</text:p>
            <text:p text:style-name="P111"/>
            <text:p text:style-name="P111"/>
            <text:p text:style-name="P17"><text:span text:style-name="T22">[</text:span><text:span text:style-name="T22">(h)wɪʧˈevə</text:span><text:span text:style-name="T22">]</text:span></text:p>
          </table:table-cell>
          <table:table-cell table:style-name="Таблица1.B2" office:value-type="string">
            <text:p text:style-name="P111">Какой бы ни, какой</text:p>
          </table:table-cell>
        </table:table-row>
        <table:table-row>
          <table:table-cell table:style-name="Таблица1.A52" office:value-type="string">
            <text:p text:style-name="P112">2706)bypass</text:p>
            <text:p text:style-name="P112"/>
            <text:p text:style-name="P112"/>
            <text:p text:style-name="P18"><text:span text:style-name="T23">[</text:span><text:span text:style-name="T23">ˈbaɪpɑːs</text:span><text:span text:style-name="T23">]</text:span></text:p>
          </table:table-cell>
          <table:table-cell table:style-name="Таблица1.B2" office:value-type="string">
            <text:p text:style-name="P112">Обход, обходить</text:p>
          </table:table-cell>
        </table:table-row>
        <table:table-row>
          <table:table-cell table:style-name="Таблица1.A52" office:value-type="string">
            <text:p text:style-name="P104"><text:span text:style-name="T24">2707)</text:span><text:span text:style-name="T25">affordable</text:span></text:p>
            <text:p text:style-name="P113"/>
            <text:p text:style-name="P113"/>
            <text:p text:style-name="P19"><text:span text:style-name="T25">[</text:span><text:span text:style-name="T25">əˈfɔːdəbl</text:span><text:span text:style-name="T25">]</text:span></text:p>
          </table:table-cell>
          <table:table-cell table:style-name="Таблица1.B2" office:value-type="string">
            <text:p text:style-name="P113">Доступный, допустимый</text:p>
          </table:table-cell>
        </table:table-row>
        <table:table-row>
          <table:table-cell table:style-name="Таблица1.A56" office:value-type="string">
            <text:p text:style-name="P105"><text:span text:style-name="T25">2708)</text:span><text:span text:style-name="T26">mercenary</text:span></text:p>
            <text:p text:style-name="P114"/>
            <text:p text:style-name="P114"/>
            <text:p text:style-name="P20"><text:span text:style-name="T26">[</text:span><text:span text:style-name="T26">ˈmɜːs(ə)n(ə)rɪ</text:span><text:span text:style-name="T26">]</text:span></text:p>
          </table:table-cell>
          <table:table-cell table:style-name="Таблица1.B2" office:value-type="string">
            <text:p text:style-name="P114">Наёмник, корыстный</text:p>
          </table:table-cell>
        </table:table-row>
        <table:table-row>
          <table:table-cell table:style-name="Таблица1.A56" office:value-type="string">
            <text:p text:style-name="P115">2709)subcontractor</text:p>
            <text:p text:style-name="P115"/>
            <text:p text:style-name="P115"/>
            <text:p text:style-name="P21"><text:span text:style-name="T27">[</text:span><text:span text:style-name="T27">ˌsʌbkənˈtræktə</text:span><text:span text:style-name="T27">]</text:span></text:p>
          </table:table-cell>
          <table:table-cell table:style-name="Таблица1.B2" office:value-type="string">
            <text:p text:style-name="P115">Субподрядчик</text:p>
          </table:table-cell>
        </table:table-row>
        <table:table-row>
          <table:table-cell table:style-name="Таблица1.A56" office:value-type="string">
            <text:p text:style-name="P116">2710)team</text:p>
            <text:p text:style-name="P116"/>
            <text:p text:style-name="P116"/>
            <text:p text:style-name="P22"><text:span text:style-name="T28">[</text:span><text:span text:style-name="T28">tiːm</text:span><text:span text:style-name="T28">]</text:span></text:p>
          </table:table-cell>
          <table:table-cell table:style-name="Таблица1.B2" office:value-type="string">
            <text:p text:style-name="P116">Команда, командный</text:p>
          </table:table-cell>
        </table:table-row>
        <table:table-row>
          <table:table-cell table:style-name="Таблица1.A56" office:value-type="string">
            <text:p text:style-name="P117">2711)pair</text:p>
            <text:p text:style-name="P117"/>
            <text:p text:style-name="P117"/>
            <text:p text:style-name="P23"><text:span text:style-name="T29">[</text:span><text:span text:style-name="T29">pɛə</text:span><text:span text:style-name="T29">]</text:span></text:p>
          </table:table-cell>
          <table:table-cell table:style-name="Таблица1.B2" office:value-type="string">
            <text:p text:style-name="P117">Пара</text:p>
          </table:table-cell>
        </table:table-row>
        <table:table-row>
          <table:table-cell table:style-name="Таблица1.A60" office:value-type="string">
            <text:p text:style-name="P118">2712)On the rocks</text:p>
            <text:p text:style-name="P118"/>
            <text:p text:style-name="P118"/>
            <text:p text:style-name="P118"/>
          </table:table-cell>
          <table:table-cell table:style-name="Таблица1.B2" office:value-type="string">
            <text:p text:style-name="P119">В стеснённых обстоятельствах</text:p>
          </table:table-cell>
        </table:table-row>
        <table:table-row>
          <table:table-cell table:style-name="Таблица1.A60" office:value-type="string">
            <text:p text:style-name="P120">2713)palm</text:p>
            <text:p text:style-name="P120"/>
            <text:p text:style-name="P120"><text:soft-page-break/></text:p>
            <text:p text:style-name="P75"><text:span text:style-name="T30">[</text:span><text:span text:style-name="T30">pɑːm</text:span><text:span text:style-name="T30">]</text:span></text:p>
          </table:table-cell>
          <table:table-cell table:style-name="Таблица1.B2" office:value-type="string">
            <text:p text:style-name="P107"/>
            <text:p text:style-name="P107"/>
            <text:p text:style-name="P120"><text:soft-page-break/>Ладонь, пальма</text:p>
          </table:table-cell>
        </table:table-row>
        <table:table-row>
          <table:table-cell table:style-name="Таблица1.A60" office:value-type="string">
            <text:p text:style-name="P121">2714)Clear one's throat</text:p>
            <text:p text:style-name="P121"/>
            <text:p text:style-name="P121"/>
            <text:p text:style-name="P24"><text:span text:style-name="T31">[</text:span><text:span text:style-name="T31">θrəut</text:span><text:span text:style-name="T31">]</text:span></text:p>
          </table:table-cell>
          <table:table-cell table:style-name="Таблица1.B2" office:value-type="string">
            <text:p text:style-name="P121">Откшашляться</text:p>
          </table:table-cell>
        </table:table-row>
        <table:table-row>
          <table:table-cell table:style-name="Таблица1.A60" office:value-type="string">
            <text:p text:style-name="P122">2715)carrier</text:p>
            <text:p text:style-name="P122"/>
            <text:p text:style-name="P122"/>
            <text:p text:style-name="P25"><text:span text:style-name="T32">[</text:span><text:span text:style-name="T32">ˈkærɪə</text:span><text:span text:style-name="T32">]</text:span></text:p>
          </table:table-cell>
          <table:table-cell table:style-name="Таблица1.B2" office:value-type="string">
            <text:p text:style-name="P122">Перевозчик, несущий, носитель</text:p>
          </table:table-cell>
        </table:table-row>
        <table:table-row>
          <table:table-cell table:style-name="Таблица1.A64" office:value-type="string">
            <text:p text:style-name="P123">2716)pancake</text:p>
            <text:p text:style-name="P123"/>
            <text:p text:style-name="P123"/>
            <text:p text:style-name="P26"><text:span text:style-name="T33">[</text:span><text:span text:style-name="T33">ˈpænkeɪk</text:span><text:span text:style-name="T33">]</text:span></text:p>
          </table:table-cell>
          <table:table-cell table:style-name="Таблица1.B2" office:value-type="string">
            <text:p text:style-name="P123">Блин</text:p>
          </table:table-cell>
        </table:table-row>
        <table:table-row>
          <table:table-cell table:style-name="Таблица1.A64" office:value-type="string">
            <text:p text:style-name="P124">2717)passion</text:p>
            <text:p text:style-name="P124"/>
            <text:p text:style-name="P124"/>
            <text:p text:style-name="P27"><text:span text:style-name="T34">[</text:span><text:span text:style-name="T34">ˈpæʃ(ə)n</text:span><text:span text:style-name="T34">]</text:span></text:p>
          </table:table-cell>
          <table:table-cell table:style-name="Таблица1.B2" office:value-type="string">
            <text:p text:style-name="P124">Страсть, увлечение</text:p>
          </table:table-cell>
        </table:table-row>
        <table:table-row>
          <table:table-cell table:style-name="Таблица1.A64" office:value-type="string">
            <text:p text:style-name="P125">2718)Free of charge</text:p>
            <text:p text:style-name="P125"/>
            <text:p text:style-name="P125"/>
            <text:p text:style-name="P125"/>
          </table:table-cell>
          <table:table-cell table:style-name="Таблица1.B2" office:value-type="string">
            <text:p text:style-name="P125">Бесплатно</text:p>
          </table:table-cell>
        </table:table-row>
        <table:table-row>
          <table:table-cell table:style-name="Таблица1.A64" office:value-type="string">
            <text:p text:style-name="P128">2719)vehicle</text:p>
            <text:p text:style-name="P128"/>
            <text:p text:style-name="P128"/>
            <text:p text:style-name="P28"><text:span text:style-name="T35">[</text:span><text:span text:style-name="T35">ˈviːɪkl</text:span><text:span text:style-name="T35">]</text:span></text:p>
          </table:table-cell>
          <table:table-cell table:style-name="Таблица1.B2" office:value-type="string">
            <text:p text:style-name="P129">Автомобиль, транспортное средство</text:p>
          </table:table-cell>
        </table:table-row>
        <table:table-row>
          <table:table-cell table:style-name="Таблица1.A68" office:value-type="string">
            <text:p text:style-name="P130">2720)passive</text:p>
            <text:p text:style-name="P130"/>
            <text:p text:style-name="P130"/>
            <text:p text:style-name="P29"><text:span text:style-name="T36">[</text:span><text:span text:style-name="T36">ˈpæsɪv</text:span><text:span text:style-name="T36">]</text:span></text:p>
          </table:table-cell>
          <table:table-cell table:style-name="Таблица1.B2" office:value-type="string">
            <text:p text:style-name="P130">Пассивный</text:p>
          </table:table-cell>
        </table:table-row>
        <table:table-row>
          <table:table-cell table:style-name="Таблица1.A68" office:value-type="string">
            <text:p text:style-name="P131">2721)pastry</text:p>
            <text:p text:style-name="P131"/>
            <text:p text:style-name="P131"/>
            <text:p text:style-name="P30"><text:span text:style-name="T37">[</text:span><text:span text:style-name="T37">ˈpeɪstrɪ</text:span><text:span text:style-name="T37">]</text:span></text:p>
          </table:table-cell>
          <table:table-cell table:style-name="Таблица1.B2" office:value-type="string">
            <text:p text:style-name="P127"><text:span text:style-name="T37">Тесто, </text:span><text:span text:style-name="T38">выпечка, </text:span><text:span text:style-name="T37">печенье</text:span></text:p>
          </table:table-cell>
        </table:table-row>
        <table:table-row>
          <table:table-cell table:style-name="Таблица1.A68" office:value-type="string">
            <text:p text:style-name="P132">2722)Good morning</text:p>
            <text:p text:style-name="P132"/>
            <text:p text:style-name="P132"/>
            <text:p text:style-name="P132"/>
          </table:table-cell>
          <table:table-cell table:style-name="Таблица1.B2" office:value-type="string">
            <text:p text:style-name="P133">Доброе утро</text:p>
          </table:table-cell>
        </table:table-row>
        <table:table-row>
          <table:table-cell table:style-name="Таблица1.A68" office:value-type="string">
            <text:p text:style-name="P134">2723)unlock</text:p>
            <text:p text:style-name="P134"/>
            <text:p text:style-name="P134"/>
            <text:p text:style-name="P31"><text:span text:style-name="T39">[</text:span><text:span text:style-name="T39">ʌnˈlɔk</text:span><text:span text:style-name="T39">]</text:span></text:p>
          </table:table-cell>
          <table:table-cell table:style-name="Таблица1.B2" office:value-type="string">
            <text:p text:style-name="P134">Открыть, разблокировать</text:p>
          </table:table-cell>
        </table:table-row>
        <table:table-row>
          <table:table-cell table:style-name="Таблица1.A72" office:value-type="string">
            <text:p text:style-name="P135">2724)patience</text:p>
            <text:p text:style-name="P135"/>
            <text:p text:style-name="P135"/>
            <text:p text:style-name="P32"><text:span text:style-name="T40">[</text:span><text:span text:style-name="T40">ˈpeɪʃ(ə)n(t)s</text:span><text:span text:style-name="T40">]</text:span></text:p>
          </table:table-cell>
          <table:table-cell table:style-name="Таблица1.B2" office:value-type="string">
            <text:p text:style-name="P126"/>
            <text:p text:style-name="P135">Терпение</text:p>
          </table:table-cell>
        </table:table-row>
        <text:soft-page-break/>
        <table:table-row>
          <table:table-cell table:style-name="Таблица1.A72" office:value-type="string">
            <text:p text:style-name="P136">2725)patter</text:p>
            <text:p text:style-name="P136"/>
            <text:p text:style-name="P136"/>
            <text:p text:style-name="P33"><text:span text:style-name="T41">[</text:span><text:span text:style-name="T41">ˈpætə</text:span><text:span text:style-name="T41">]</text:span></text:p>
          </table:table-cell>
          <table:table-cell table:style-name="Таблица1.B2" office:value-type="string">
            <text:p text:style-name="P136">Скороговорка</text:p>
          </table:table-cell>
        </table:table-row>
        <table:table-row>
          <table:table-cell table:style-name="Таблица1.A72" office:value-type="string">
            <text:p text:style-name="P138">2726)cleaner</text:p>
            <text:p text:style-name="P138"/>
            <text:p text:style-name="P138"/>
            <text:p text:style-name="P34"><text:span text:style-name="T42">[</text:span><text:span text:style-name="T42">ˈkliːnə</text:span><text:span text:style-name="T42">]</text:span></text:p>
          </table:table-cell>
          <table:table-cell table:style-name="Таблица1.B2" office:value-type="string">
            <text:p text:style-name="P138">Уборщик</text:p>
          </table:table-cell>
        </table:table-row>
        <table:table-row>
          <table:table-cell table:style-name="Таблица1.A72" office:value-type="string">
            <text:p text:style-name="P139">2727)offload</text:p>
            <text:p text:style-name="P139"/>
            <text:p text:style-name="P139"/>
            <text:p text:style-name="P35"><text:span text:style-name="T43">[</text:span><text:span text:style-name="T43">ˌɔfˈləud</text:span><text:span text:style-name="T43">]</text:span></text:p>
          </table:table-cell>
          <table:table-cell table:style-name="Таблица1.B2" office:value-type="string">
            <text:p text:style-name="P139">Разгрузить, избавиться</text:p>
          </table:table-cell>
        </table:table-row>
        <table:table-row>
          <table:table-cell table:style-name="Таблица1.A76" office:value-type="string">
            <text:p text:style-name="P140">2728)pet</text:p>
            <text:p text:style-name="P140"/>
            <text:p text:style-name="P140"/>
            <text:p text:style-name="P36"><text:span text:style-name="T44">[</text:span><text:span text:style-name="T44">pet</text:span><text:span text:style-name="T44">]</text:span></text:p>
          </table:table-cell>
          <table:table-cell table:style-name="Таблица1.B2" office:value-type="string">
            <text:p text:style-name="P140">Домашний, домашнее животное, любимец</text:p>
          </table:table-cell>
        </table:table-row>
        <table:table-row>
          <table:table-cell table:style-name="Таблица1.A76" office:value-type="string">
            <text:p text:style-name="P141">2729)pick</text:p>
            <text:p text:style-name="P141"/>
            <text:p text:style-name="P141"/>
            <text:p text:style-name="P37"><text:span text:style-name="T45">[</text:span><text:span text:style-name="T45">pɪk</text:span><text:span text:style-name="T45">]</text:span></text:p>
          </table:table-cell>
          <table:table-cell table:style-name="Таблица1.B2" office:value-type="string">
            <text:p text:style-name="P142">Собирать, выбор, выбирать</text:p>
          </table:table-cell>
        </table:table-row>
        <table:table-row>
          <table:table-cell table:style-name="Таблица1.A76" office:value-type="string">
            <text:p text:style-name="P143">2730)Take office</text:p>
            <text:p text:style-name="P143"/>
            <text:p text:style-name="P143"/>
            <text:p text:style-name="P143"/>
          </table:table-cell>
          <table:table-cell table:style-name="Таблица1.B2" office:value-type="string">
            <text:p text:style-name="P143">Вступать в должность</text:p>
          </table:table-cell>
        </table:table-row>
        <table:table-row>
          <table:table-cell table:style-name="Таблица1.A76" office:value-type="string">
            <text:p text:style-name="P144">2731)robust</text:p>
            <text:p text:style-name="P144"/>
            <text:p text:style-name="P144"/>
            <text:p text:style-name="P38"><text:span text:style-name="T46">[</text:span><text:span text:style-name="T46">rəˈbʌst</text:span><text:span text:style-name="T46">]</text:span></text:p>
          </table:table-cell>
          <table:table-cell table:style-name="Таблица1.B2" office:value-type="string">
            <text:p text:style-name="P144">Надёжный, крепкий</text:p>
          </table:table-cell>
        </table:table-row>
        <table:table-row>
          <table:table-cell table:style-name="Таблица1.A80" office:value-type="string">
            <text:p text:style-name="P145">2732)pillow</text:p>
            <text:p text:style-name="P145"/>
            <text:p text:style-name="P145"/>
            <text:p text:style-name="P39"><text:span text:style-name="T47">[</text:span><text:span text:style-name="T47">ˈpɪləu</text:span><text:span text:style-name="T47">]</text:span></text:p>
          </table:table-cell>
          <table:table-cell table:style-name="Таблица1.B2" office:value-type="string">
            <text:p text:style-name="P145">Подушка</text:p>
          </table:table-cell>
        </table:table-row>
        <table:table-row>
          <table:table-cell table:style-name="Таблица1.A80" office:value-type="string">
            <text:p text:style-name="P146">2733)pipe</text:p>
            <text:p text:style-name="P146"/>
            <text:p text:style-name="P146"/>
            <text:p text:style-name="P40"><text:span text:style-name="T48">[</text:span><text:span text:style-name="T48">paɪp</text:span><text:span text:style-name="T48">]</text:span></text:p>
          </table:table-cell>
          <table:table-cell table:style-name="Таблица1.B2" office:value-type="string">
            <text:p text:style-name="P146">Труба, трубопровод, программный канал</text:p>
          </table:table-cell>
        </table:table-row>
        <table:table-row>
          <table:table-cell table:style-name="Таблица1.A80" office:value-type="string">
            <text:p text:style-name="P147">2734)Get into office</text:p>
            <text:p text:style-name="P147"/>
            <text:p text:style-name="P147"/>
            <text:p text:style-name="P147"/>
          </table:table-cell>
          <table:table-cell table:style-name="Таблица1.B2" office:value-type="string">
            <text:p text:style-name="P147">Приступать к исполнению обязанностей</text:p>
          </table:table-cell>
        </table:table-row>
        <table:table-row>
          <table:table-cell table:style-name="Таблица1.A80" office:value-type="string">
            <text:p text:style-name="P148">2735)gateway</text:p>
            <text:p text:style-name="P148"/>
            <text:p text:style-name="P148"/>
            <text:p text:style-name="P41"><text:span text:style-name="T49">[</text:span><text:span text:style-name="T49">ˈgeɪtweɪ</text:span><text:span text:style-name="T49">]</text:span></text:p>
          </table:table-cell>
          <table:table-cell table:style-name="Таблица1.B2" office:value-type="string">
            <text:p text:style-name="P148">Шлюз, ворота</text:p>
          </table:table-cell>
        </table:table-row>
        <table:table-row>
          <table:table-cell table:style-name="Таблица1.A83" office:value-type="string">
            <text:p text:style-name="P149">2736)plait</text:p>
            <text:p text:style-name="P149"/>
            <text:p text:style-name="P149"><text:soft-page-break/></text:p>
            <text:p text:style-name="P42"><text:span text:style-name="T50">[</text:span><text:span text:style-name="T50">plæt</text:span><text:span text:style-name="T50">]</text:span></text:p>
          </table:table-cell>
          <table:table-cell table:style-name="Таблица1.B2" office:value-type="string">
            <text:p text:style-name="P137"/>
            <text:p text:style-name="P137"/>
            <text:p text:style-name="P149"><text:soft-page-break/>Заплетать, коса</text:p>
          </table:table-cell>
        </table:table-row>
        <table:table-row>
          <table:table-cell table:style-name="Таблица1.A83" office:value-type="string">
            <text:p text:style-name="P150">2737)Give reasons for</text:p>
            <text:p text:style-name="P150"/>
            <text:p text:style-name="P150"/>
            <text:p text:style-name="P150"/>
          </table:table-cell>
          <table:table-cell table:style-name="Таблица1.B2" office:value-type="string">
            <text:p text:style-name="P150">Ообъяснять причины чего-либо</text:p>
          </table:table-cell>
        </table:table-row>
        <table:table-row>
          <table:table-cell table:style-name="Таблица1.A83" office:value-type="string">
            <text:p text:style-name="P151">2738)expansion</text:p>
            <text:p text:style-name="P151"/>
            <text:p text:style-name="P151"/>
            <text:p text:style-name="P43"><text:span text:style-name="T51">[</text:span><text:span text:style-name="T51">ɪkˈspæn(t)ʃ(ə)n</text:span><text:span text:style-name="T51">]</text:span></text:p>
          </table:table-cell>
          <table:table-cell table:style-name="Таблица1.B2" office:value-type="string">
            <text:p text:style-name="P151">Экспансия, расширение, распространение</text:p>
          </table:table-cell>
        </table:table-row>
        <table:table-row>
          <table:table-cell table:style-name="Таблица1.A87" office:value-type="string">
            <text:p text:style-name="P152">2739)plank</text:p>
            <text:p text:style-name="P152"/>
            <text:p text:style-name="P152"/>
            <text:p text:style-name="P44"><text:span text:style-name="T52">[</text:span><text:span text:style-name="T52">plæŋk</text:span><text:span text:style-name="T52">]</text:span></text:p>
          </table:table-cell>
          <table:table-cell table:style-name="Таблица1.B2" office:value-type="string">
            <text:p text:style-name="P152">Планка, доска</text:p>
          </table:table-cell>
        </table:table-row>
        <table:table-row>
          <table:table-cell table:style-name="Таблица1.A87" office:value-type="string">
            <text:p text:style-name="P153">2740)plinth</text:p>
            <text:p text:style-name="P153"/>
            <text:p text:style-name="P153"/>
            <text:p text:style-name="P45"><text:span text:style-name="T53">[</text:span><text:span text:style-name="T53">plɪnθ</text:span><text:span text:style-name="T53">]</text:span></text:p>
          </table:table-cell>
          <table:table-cell table:style-name="Таблица1.B2" office:value-type="string">
            <text:p text:style-name="P153">Плинтус, цоколь</text:p>
          </table:table-cell>
        </table:table-row>
        <table:table-row>
          <table:table-cell table:style-name="Таблица1.A87" office:value-type="string">
            <text:p text:style-name="P154">2741)Table of contents</text:p>
            <text:p text:style-name="P154"/>
            <text:p text:style-name="P154"/>
            <text:p text:style-name="P154"/>
          </table:table-cell>
          <table:table-cell table:style-name="Таблица1.B2" office:value-type="string">
            <text:p text:style-name="P154">Содержание</text:p>
          </table:table-cell>
        </table:table-row>
        <table:table-row>
          <table:table-cell table:style-name="Таблица1.A87" office:value-type="string">
            <text:p text:style-name="P156">2742)simplified</text:p>
            <text:p text:style-name="P156"/>
            <text:p text:style-name="P156"/>
            <text:p text:style-name="P46"><text:span text:style-name="T54">[</text:span><text:span text:style-name="T54">ˈsɪmplɪfaɪd</text:span><text:span text:style-name="T54">]</text:span></text:p>
          </table:table-cell>
          <table:table-cell table:style-name="Таблица1.B2" office:value-type="string">
            <text:p text:style-name="P156">Упрощённый</text:p>
          </table:table-cell>
        </table:table-row>
        <table:table-row>
          <table:table-cell table:style-name="Таблица1.A91" office:value-type="string">
            <text:p text:style-name="P157">2743)plough</text:p>
            <text:p text:style-name="P157"/>
            <text:p text:style-name="P157"/>
            <text:p text:style-name="P47"><text:span text:style-name="T55">[</text:span><text:span text:style-name="T55">plau</text:span><text:span text:style-name="T55">]</text:span></text:p>
          </table:table-cell>
          <table:table-cell table:style-name="Таблица1.B2" office:value-type="string">
            <text:p text:style-name="P157">Плуг, пахать</text:p>
          </table:table-cell>
        </table:table-row>
        <table:table-row>
          <table:table-cell table:style-name="Таблица1.A91" office:value-type="string">
            <text:p text:style-name="P158">2744)plug</text:p>
            <text:p text:style-name="P158"/>
            <text:p text:style-name="P158"/>
            <text:p text:style-name="P48"><text:span text:style-name="T56">[</text:span><text:span text:style-name="T56">plʌg</text:span><text:span text:style-name="T56">]</text:span></text:p>
          </table:table-cell>
          <table:table-cell table:style-name="Таблица1.B2" office:value-type="string">
            <text:p text:style-name="P158">Плагин, пробка, штепсель</text:p>
          </table:table-cell>
        </table:table-row>
        <table:table-row>
          <table:table-cell table:style-name="Таблица1.A91" office:value-type="string">
            <text:p text:style-name="P159">2745)Be able to do smth</text:p>
            <text:p text:style-name="P159"/>
            <text:p text:style-name="P159"/>
            <text:p text:style-name="P159"/>
          </table:table-cell>
          <table:table-cell table:style-name="Таблица1.B2" office:value-type="string">
            <text:p text:style-name="P159">Уметь/мочь сделать что-либо</text:p>
          </table:table-cell>
        </table:table-row>
        <table:table-row>
          <table:table-cell table:style-name="Таблица1.A91" office:value-type="string">
            <text:p text:style-name="P160">2746tracking</text:p>
            <text:p text:style-name="P160"/>
            <text:p text:style-name="P160"/>
            <text:p text:style-name="P55">[`trækıŋ]</text:p>
          </table:table-cell>
          <table:table-cell table:style-name="Таблица1.B2" office:value-type="string">
            <text:p text:style-name="P160">Слежение</text:p>
          </table:table-cell>
        </table:table-row>
        <table:table-row>
          <table:table-cell table:style-name="Таблица1.A95" office:value-type="string">
            <text:p text:style-name="P161">2747)plumber</text:p>
            <text:p text:style-name="P161"/>
            <text:p text:style-name="P161"/>
            <text:p text:style-name="P49"><text:span text:style-name="T57">[</text:span><text:span text:style-name="T57">ˈplʌmə</text:span><text:span text:style-name="T57">]</text:span></text:p>
          </table:table-cell>
          <table:table-cell table:style-name="Таблица1.B2" office:value-type="string">
            <text:p text:style-name="P155"/>
            <text:p text:style-name="P161">Водопроводчик, паяльщик</text:p>
          </table:table-cell>
        </table:table-row>
        <text:soft-page-break/>
        <table:table-row>
          <table:table-cell table:style-name="Таблица1.A95" office:value-type="string">
            <text:p text:style-name="P162">2748)predominate</text:p>
            <text:p text:style-name="P162"/>
            <text:p text:style-name="P106"/>
            <text:p text:style-name="P50"><text:span text:style-name="T58">[</text:span><text:span text:style-name="T58">prɪˈdɔmɪneɪt</text:span><text:span text:style-name="T58">]</text:span></text:p>
          </table:table-cell>
          <table:table-cell table:style-name="Таблица1.B2" office:value-type="string">
            <text:p text:style-name="P162">Преобладать, преобладающий</text:p>
          </table:table-cell>
        </table:table-row>
        <table:table-row>
          <table:table-cell table:style-name="Таблица1.A95" office:value-type="string">
            <text:p text:style-name="P163">2749)As usual</text:p>
            <text:p text:style-name="P163"/>
            <text:p text:style-name="P163"/>
            <text:p text:style-name="P163"/>
          </table:table-cell>
          <table:table-cell table:style-name="Таблица1.B2" office:value-type="string">
            <text:p text:style-name="P163">Как обычно</text:p>
          </table:table-cell>
        </table:table-row>
        <table:table-row>
          <table:table-cell table:style-name="Таблица1.A95" office:value-type="string">
            <text:p text:style-name="P164">2750)plug in</text:p>
            <text:p text:style-name="P164"/>
            <text:p text:style-name="P164"/>
            <text:p text:style-name="P56">[`plʌg`ın]</text:p>
          </table:table-cell>
          <table:table-cell table:style-name="Таблица1.B2" office:value-type="string">
            <text:p text:style-name="P164">Встраивать, подключать, включать</text:p>
          </table:table-cell>
        </table:table-row>
        <table:table-row>
          <table:table-cell table:style-name="Таблица1.A99" office:value-type="string">
            <text:p text:style-name="P165">2751)preface</text:p>
            <text:p text:style-name="P165"/>
            <text:p text:style-name="P165"/>
            <text:p text:style-name="P51"><text:span text:style-name="T59">[</text:span><text:span text:style-name="T59">ˈprefɪs</text:span><text:span text:style-name="T59">]</text:span></text:p>
          </table:table-cell>
          <table:table-cell table:style-name="Таблица1.B2" office:value-type="string">
            <text:p text:style-name="P165">Предисловие</text:p>
          </table:table-cell>
        </table:table-row>
        <table:table-row>
          <table:table-cell table:style-name="Таблица1.A99" office:value-type="string">
            <text:p text:style-name="P166">2752)prehistoric</text:p>
            <text:p text:style-name="P166"/>
            <text:p text:style-name="P166"/>
            <text:p text:style-name="P52"><text:span text:style-name="T60">[</text:span><text:span text:style-name="T60">ˌpriːhɪˈstɔrɪk</text:span><text:span text:style-name="T60">]</text:span></text:p>
          </table:table-cell>
          <table:table-cell table:style-name="Таблица1.B2" office:value-type="string">
            <text:p text:style-name="P166">Доисторический</text:p>
          </table:table-cell>
        </table:table-row>
        <table:table-row>
          <table:table-cell table:style-name="Таблица1.A99" office:value-type="string">
            <text:p text:style-name="P167">2753)Be of age</text:p>
            <text:p text:style-name="P167"/>
            <text:p text:style-name="P167"/>
            <text:p text:style-name="P167"/>
          </table:table-cell>
          <table:table-cell table:style-name="Таблица1.B2" office:value-type="string">
            <text:p text:style-name="P167">Быть совершеннолетним</text:p>
          </table:table-cell>
        </table:table-row>
        <table:table-row>
          <table:table-cell table:style-name="Таблица1.A99" office:value-type="string">
            <text:p text:style-name="P168">2754)improve</text:p>
            <text:p text:style-name="P168"/>
            <text:p text:style-name="P168"/>
            <text:p text:style-name="P53"><text:span text:style-name="T61">[</text:span><text:span text:style-name="T61">ɪmˈpruːv</text:span><text:span text:style-name="T61">]</text:span></text:p>
          </table:table-cell>
          <table:table-cell table:style-name="Таблица1.B2" office:value-type="string">
            <text:p text:style-name="P168">Улучшать</text:p>
          </table:table-cell>
        </table:table-row>
        <table:table-row>
          <table:table-cell table:style-name="Таблица1.A103" office:value-type="string">
            <text:p text:style-name="P169">2755)pressure</text:p>
            <text:p text:style-name="P169"/>
            <text:p text:style-name="P169"/>
            <text:p text:style-name="P54"><text:span text:style-name="T62">[</text:span><text:span text:style-name="T62">ˈpreʃə</text:span><text:span text:style-name="T62">]</text:span></text:p>
          </table:table-cell>
          <table:table-cell table:style-name="Таблица1.B2" office:value-type="string">
            <text:p text:style-name="P169">Давление</text:p>
          </table:table-cell>
        </table:table-row>
        <table:table-row>
          <table:table-cell table:style-name="Таблица1.A103" office:value-type="string">
            <text:p text:style-name="P170">2756)maybe</text:p>
            <text:p text:style-name="P170"/>
            <text:p text:style-name="P170"/>
            <text:p text:style-name="P57"><text:span text:style-name="T63">[</text:span><text:span text:style-name="T63">ˈmeɪbɪ</text:span><text:span text:style-name="T63">]</text:span></text:p>
          </table:table-cell>
          <table:table-cell table:style-name="Таблица1.B2" office:value-type="string">
            <text:p text:style-name="P170">Может быть</text:p>
          </table:table-cell>
        </table:table-row>
        <table:table-row>
          <table:table-cell table:style-name="Таблица1.A103" office:value-type="string">
            <text:p text:style-name="P171">2757)stub</text:p>
            <text:p text:style-name="P171"/>
            <text:p text:style-name="P171"/>
            <text:p text:style-name="P58"><text:span text:style-name="T64">[</text:span><text:span text:style-name="T64">stʌb</text:span><text:span text:style-name="T64">]</text:span></text:p>
          </table:table-cell>
          <table:table-cell table:style-name="Таблица1.B2" office:value-type="string">
            <text:p text:style-name="P171">Заглушка, пень, огрызок</text:p>
          </table:table-cell>
        </table:table-row>
        <table:table-row>
          <table:table-cell table:style-name="Таблица1.A103" office:value-type="string">
            <text:p text:style-name="P172">2758)prevail</text:p>
            <text:p text:style-name="P172"/>
            <text:p text:style-name="P172"/>
            <text:p text:style-name="P59"><text:span text:style-name="T65">[</text:span><text:span text:style-name="T65">prɪˈveɪl</text:span><text:span text:style-name="T65">]</text:span></text:p>
          </table:table-cell>
          <table:table-cell table:style-name="Таблица1.B2" office:value-type="string">
            <text:p text:style-name="P172">Преобладать</text:p>
          </table:table-cell>
        </table:table-row>
        <table:table-row>
          <table:table-cell table:style-name="Таблица1.A107" office:value-type="string">
            <text:p text:style-name="P173">2759)Be under age</text:p>
            <text:p text:style-name="P173"/>
            <text:p text:style-name="P173"><text:soft-page-break/></text:p>
            <text:p text:style-name="P173"/>
          </table:table-cell>
          <table:table-cell table:style-name="Таблица1.B2" office:value-type="string">
            <text:p text:style-name="P169"/>
            <text:p text:style-name="P169"/>
            <text:p text:style-name="P173"><text:soft-page-break/>Быть несовершеннолетним</text:p>
          </table:table-cell>
        </table:table-row>
        <table:table-row>
          <table:table-cell table:style-name="Таблица1.A107" office:value-type="string">
            <text:p text:style-name="P174">2760)eliminate</text:p>
            <text:p text:style-name="P174"/>
            <text:p text:style-name="P174"/>
            <text:p text:style-name="P60"><text:span text:style-name="T66">[</text:span><text:span text:style-name="T66">ɪˈlɪmɪneɪt</text:span><text:span text:style-name="T66">]</text:span></text:p>
          </table:table-cell>
          <table:table-cell table:style-name="Таблица1.B2" office:value-type="string">
            <text:p text:style-name="P174">Устранять, исключать</text:p>
          </table:table-cell>
        </table:table-row>
        <table:table-row>
          <table:table-cell table:style-name="Таблица1.A107" office:value-type="string">
            <text:p text:style-name="P175">2761)unfortunately</text:p>
            <text:p text:style-name="P175"/>
            <text:p text:style-name="P175"/>
            <text:p text:style-name="P61"><text:span text:style-name="T67">[</text:span><text:span text:style-name="T67">ʌnˈfɔːʧ(ə)nətlɪ</text:span><text:span text:style-name="T67">]</text:span></text:p>
          </table:table-cell>
          <table:table-cell table:style-name="Таблица1.B2" office:value-type="string">
            <text:p text:style-name="P175">К сожалению</text:p>
          </table:table-cell>
        </table:table-row>
        <table:table-row>
          <table:table-cell table:style-name="Таблица1.A107" office:value-type="string">
            <text:p text:style-name="P176">2762)pride</text:p>
            <text:p text:style-name="P176"/>
            <text:p text:style-name="P176"/>
            <text:p text:style-name="P62"><text:span text:style-name="T68">[</text:span><text:span text:style-name="T68">praɪd</text:span><text:span text:style-name="T68">]</text:span></text:p>
          </table:table-cell>
          <table:table-cell table:style-name="Таблица1.B2" office:value-type="string">
            <text:p text:style-name="P176">Гордость, гордиться</text:p>
          </table:table-cell>
        </table:table-row>
        <table:table-row>
          <table:table-cell table:style-name="Таблица1.A111" office:value-type="string">
            <text:p text:style-name="P177">2763)Go to bed</text:p>
            <text:p text:style-name="P177"/>
            <text:p text:style-name="P177"/>
            <text:p text:style-name="P177"/>
          </table:table-cell>
          <table:table-cell table:style-name="Таблица1.B2" office:value-type="string">
            <text:p text:style-name="P177">Ложиться спать</text:p>
          </table:table-cell>
        </table:table-row>
        <table:table-row>
          <table:table-cell table:style-name="Таблица1.A111" office:value-type="string">
            <text:p text:style-name="P178">2764)familiar</text:p>
            <text:p text:style-name="P178"/>
            <text:p text:style-name="P178"/>
            <text:p text:style-name="P63"><text:span text:style-name="T69">[</text:span><text:span text:style-name="T69">fəˈmɪlɪə</text:span><text:span text:style-name="T69">]</text:span></text:p>
          </table:table-cell>
          <table:table-cell table:style-name="Таблица1.B2" office:value-type="string">
            <text:p text:style-name="P178">Привычный</text:p>
          </table:table-cell>
        </table:table-row>
        <table:table-row>
          <table:table-cell table:style-name="Таблица1.A111" office:value-type="string">
            <text:p text:style-name="P179">2765)reply</text:p>
            <text:p text:style-name="P179"/>
            <text:p text:style-name="P179"/>
            <text:p text:style-name="P64"><text:span text:style-name="T70">[</text:span><text:span text:style-name="T70">rɪˈplaɪ</text:span><text:span text:style-name="T70">]</text:span></text:p>
          </table:table-cell>
          <table:table-cell table:style-name="Таблица1.B2" office:value-type="string">
            <text:p text:style-name="P179">Ответ, отвечать</text:p>
          </table:table-cell>
        </table:table-row>
        <table:table-row>
          <table:table-cell table:style-name="Таблица1.A111" office:value-type="string">
            <text:p text:style-name="P180">2766)primer</text:p>
            <text:p text:style-name="P180"/>
            <text:p text:style-name="P180"/>
            <text:p text:style-name="P65"><text:span text:style-name="T71">[</text:span><text:span text:style-name="T71">ˈpraɪmə</text:span><text:span text:style-name="T71">]</text:span></text:p>
          </table:table-cell>
          <table:table-cell table:style-name="Таблица1.B2" office:value-type="string">
            <text:p text:style-name="P180">Букварь, грунтовка</text:p>
          </table:table-cell>
        </table:table-row>
        <table:table-row>
          <table:table-cell table:style-name="Таблица1.A115" office:value-type="string">
            <text:p text:style-name="P181">2767)Half as much</text:p>
            <text:p text:style-name="P181"/>
            <text:p text:style-name="P181"/>
            <text:p text:style-name="P181"/>
          </table:table-cell>
          <table:table-cell table:style-name="Таблица1.B2" office:value-type="string">
            <text:p text:style-name="P181">В два раза меньше</text:p>
          </table:table-cell>
        </table:table-row>
        <table:table-row>
          <table:table-cell table:style-name="Таблица1.A115" office:value-type="string">
            <text:p text:style-name="P182">2768)highlight</text:p>
            <text:p text:style-name="P182"/>
            <text:p text:style-name="P182"/>
            <text:p text:style-name="P66"><text:span text:style-name="T72">[</text:span><text:span text:style-name="T72">ˈhaɪlaɪt</text:span><text:span text:style-name="T72">]</text:span></text:p>
          </table:table-cell>
          <table:table-cell table:style-name="Таблица1.B2" office:value-type="string">
            <text:p text:style-name="P182">Основной момент, выделение</text:p>
          </table:table-cell>
        </table:table-row>
        <table:table-row>
          <table:table-cell table:style-name="Таблица1.A115" office:value-type="string">
            <text:p text:style-name="P183">2769)useful</text:p>
            <text:p text:style-name="P183"/>
            <text:p text:style-name="P183"/>
            <text:p text:style-name="P67"><text:span text:style-name="T73">[</text:span><text:span text:style-name="T73">ˈjuːsf(ə)l</text:span><text:span text:style-name="T73">]</text:span></text:p>
          </table:table-cell>
          <table:table-cell table:style-name="Таблица1.B2" office:value-type="string">
            <text:p text:style-name="P183">Полезно, полезный</text:p>
          </table:table-cell>
        </table:table-row>
        <table:table-row>
          <table:table-cell table:style-name="Таблица1.A115" office:value-type="string">
            <text:p text:style-name="P184">2770)probability</text:p>
            <text:p text:style-name="P184"/>
            <text:p text:style-name="P184"/>
            <text:p text:style-name="P68"><text:span text:style-name="T74">[</text:span><text:span text:style-name="T74">ˌprɔbəˈbɪlətɪ</text:span><text:span text:style-name="T74">]</text:span></text:p>
          </table:table-cell>
          <table:table-cell table:style-name="Таблица1.B2" office:value-type="string">
            <text:p text:style-name="P181"/>
            <text:p text:style-name="P184">Вероятность</text:p>
          </table:table-cell>
        </table:table-row>
        <text:soft-page-break/>
        <table:table-row>
          <table:table-cell table:style-name="Таблица1.A119" office:value-type="string">
            <text:p text:style-name="P185">2771)Be in love</text:p>
            <text:p text:style-name="P185"/>
            <text:p text:style-name="P185"/>
            <text:p text:style-name="P185"/>
          </table:table-cell>
          <table:table-cell table:style-name="Таблица1.B2" office:value-type="string">
            <text:p text:style-name="P185">Быть влюблённым</text:p>
          </table:table-cell>
        </table:table-row>
        <table:table-row>
          <table:table-cell table:style-name="Таблица1.A119" office:value-type="string">
            <text:p text:style-name="P187">2772)prodigy</text:p>
            <text:p text:style-name="P187"/>
            <text:p text:style-name="P187"/>
            <text:p text:style-name="P69"><text:span text:style-name="T75">[</text:span><text:span text:style-name="T75">ˈprɔdɪʤɪ</text:span><text:span text:style-name="T75">]</text:span></text:p>
          </table:table-cell>
          <table:table-cell table:style-name="Таблица1.B2" office:value-type="string">
            <text:p text:style-name="P187">Чудо, вундеркинд</text:p>
          </table:table-cell>
        </table:table-row>
        <table:table-row>
          <table:table-cell table:style-name="Таблица1.A119" office:value-type="string">
            <text:p text:style-name="P188">2773)Fall in love</text:p>
            <text:p text:style-name="P188"/>
            <text:p text:style-name="P188"/>
            <text:p text:style-name="P188"/>
          </table:table-cell>
          <table:table-cell table:style-name="Таблица1.B2" office:value-type="string">
            <text:p text:style-name="P188">Влюбиться</text:p>
          </table:table-cell>
        </table:table-row>
        <table:table-row>
          <table:table-cell table:style-name="Таблица1.A119" office:value-type="string">
            <text:p text:style-name="P189">2774)overhead</text:p>
            <text:p text:style-name="P189"/>
            <text:p text:style-name="P189"/>
            <text:p text:style-name="P70"><text:span text:style-name="T76">[</text:span><text:span text:style-name="T76">ˈəuvehed</text:span><text:span text:style-name="T76">]</text:span></text:p>
          </table:table-cell>
          <table:table-cell table:style-name="Таблица1.B2" office:value-type="string">
            <text:p text:style-name="P186"><text:span text:style-name="T76">Накладной, накладные расходы, верхний, </text:span><text:span text:style-name="T77">над головой</text:span></text:p>
          </table:table-cell>
        </table:table-row>
        <table:table-row>
          <table:table-cell table:style-name="Таблица1.A123" office:value-type="string">
            <text:p text:style-name="P190">2775)profit</text:p>
            <text:p text:style-name="P190"/>
            <text:p text:style-name="P190"/>
            <text:p text:style-name="P71"><text:span text:style-name="T78">[</text:span><text:span text:style-name="T78">ˈprɔfɪt</text:span><text:span text:style-name="T78">]</text:span></text:p>
          </table:table-cell>
          <table:table-cell table:style-name="Таблица1.B2" office:value-type="string">
            <text:p text:style-name="P190">Выгода, прибыль</text:p>
          </table:table-cell>
        </table:table-row>
        <table:table-row>
          <table:table-cell table:style-name="Таблица1.A123" office:value-type="string">
            <text:p text:style-name="P193">2776)prohibit</text:p>
            <text:p text:style-name="P193"/>
            <text:p text:style-name="P193"/>
            <text:p text:style-name="P72"><text:span text:style-name="T79">[</text:span><text:span text:style-name="T79">prəˈhɪbɪt</text:span><text:span text:style-name="T79">]</text:span></text:p>
          </table:table-cell>
          <table:table-cell table:style-name="Таблица1.B2" office:value-type="string">
            <text:p text:style-name="P193">Запрещать</text:p>
          </table:table-cell>
        </table:table-row>
        <table:table-row>
          <table:table-cell table:style-name="Таблица1.A123" office:value-type="string">
            <text:p text:style-name="P194">2777)Fall out of love</text:p>
            <text:p text:style-name="P194"/>
            <text:p text:style-name="P194"/>
            <text:p text:style-name="P194"/>
          </table:table-cell>
          <table:table-cell table:style-name="Таблица1.B2" office:value-type="string">
            <text:p text:style-name="P194">Разлюбить</text:p>
          </table:table-cell>
        </table:table-row>
        <table:table-row>
          <table:table-cell table:style-name="Таблица1.A123" office:value-type="string">
            <text:p text:style-name="P195">2778)trap</text:p>
            <text:p text:style-name="P195"/>
            <text:p text:style-name="P195"/>
            <text:p text:style-name="P73"><text:span text:style-name="T80">[</text:span><text:span text:style-name="T80">træp</text:span><text:span text:style-name="T80">]</text:span></text:p>
          </table:table-cell>
          <table:table-cell table:style-name="Таблица1.B2" office:value-type="string">
            <text:p text:style-name="P195">Ловушка, трап</text:p>
          </table:table-cell>
        </table:table-row>
        <table:table-row>
          <table:table-cell table:style-name="Таблица1.A127" office:value-type="string">
            <text:p text:style-name="P196">2779)puppet</text:p>
            <text:p text:style-name="P196"/>
            <text:p text:style-name="P196"/>
            <text:p text:style-name="P74"><text:span text:style-name="T81">[</text:span><text:span text:style-name="T81">ˈpʌpɪt</text:span><text:span text:style-name="T81">]</text:span></text:p>
          </table:table-cell>
          <table:table-cell table:style-name="Таблица1.B2" office:value-type="string">
            <text:p text:style-name="P196">Марионетка, кукольный</text:p>
          </table:table-cell>
        </table:table-row>
        <table:table-row>
          <table:table-cell table:style-name="Таблица1.A127" office:value-type="string">
            <text:p text:style-name="P197"><text:span text:style-name="T82">2780)proceed</text:span></text:p>
            <text:p text:style-name="P197"><text:span text:style-name="T82"/></text:p>
            <text:p text:style-name="P197"><text:span text:style-name="T82"/></text:p>
            <text:p text:style-name="P201"><text:span text:style-name="T82">[</text:span><text:span text:style-name="T82">prəˈsiːd</text:span><text:span text:style-name="T82">]</text:span></text:p>
          </table:table-cell>
          <table:table-cell table:style-name="Таблица1.B2" office:value-type="string">
            <text:p text:style-name="P197"><text:span text:style-name="T82">Переходить, продолжать, действовать</text:span></text:p>
          </table:table-cell>
        </table:table-row>
        <table:table-row>
          <table:table-cell table:style-name="Таблица1.A127" office:value-type="string">
            <text:p text:style-name="P198"><text:span text:style-name="T83">2781)recall</text:span></text:p>
            <text:p text:style-name="P198"><text:span text:style-name="T83"/></text:p>
            <text:p text:style-name="P198"><text:span text:style-name="T83"/></text:p>
            <text:p text:style-name="P202"><text:span text:style-name="T83">[</text:span><text:span text:style-name="T83">rɪˈkɔːl</text:span><text:span text:style-name="T83">]</text:span></text:p>
          </table:table-cell>
          <table:table-cell table:style-name="Таблица1.B2" office:value-type="string">
            <text:p text:style-name="P198"><text:span text:style-name="T83">Отзыв, вспоминать, напоминать, </text:span></text:p>
          </table:table-cell>
        </table:table-row>
        <table:table-row>
          <table:table-cell table:style-name="Таблица1.A127" office:value-type="string">
            <text:p text:style-name="P199"><text:span text:style-name="T84">2782)puppy</text:span></text:p>
            <text:p text:style-name="P199"><text:span text:style-name="T84"/></text:p>
            <text:p text:style-name="P199"><text:soft-page-break/><text:span text:style-name="T84"/></text:p>
            <text:p text:style-name="P203"><text:span text:style-name="T84">[</text:span><text:span text:style-name="T84">ˈpʌpɪ</text:span><text:span text:style-name="T84">]</text:span></text:p>
          </table:table-cell>
          <table:table-cell table:style-name="Таблица1.B2" office:value-type="string">
            <text:p text:style-name="P196"/>
            <text:p text:style-name="P196"/>
            <text:p text:style-name="P199"><text:soft-page-break/><text:span text:style-name="T84">Щенок</text:span></text:p>
          </table:table-cell>
        </table:table-row>
        <table:table-row>
          <table:table-cell table:style-name="Таблица1.A128" office:value-type="string">
            <text:p text:style-name="P200"><text:span text:style-name="T85">2783)Be on the road</text:span></text:p>
            <text:p text:style-name="P200"><text:span text:style-name="T85"/></text:p>
            <text:p text:style-name="P200"><text:span text:style-name="T85"/></text:p>
            <text:p text:style-name="P200"><text:span text:style-name="T85"/></text:p>
          </table:table-cell>
          <table:table-cell table:style-name="Таблица1.B2" office:value-type="string">
            <text:p text:style-name="P200"><text:span text:style-name="T85">Быть в пути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6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line-height="2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36:14</meta:creation-date>
    <meta:generator>LibreOffice/3.6$Linux_x86 LibreOffice_project/360m1$Build-2</meta:generator>
    <dc:date>2014-08-25T23:04:43</dc:date>
    <meta:editing-duration>P15DT8H1M49S</meta:editing-duration>
    <meta:editing-cycles>122</meta:editing-cycles>
    <meta:document-statistic meta:table-count="1" meta:image-count="0" meta:object-count="0" meta:page-count="12" meta:paragraph-count="357" meta:word-count="559" meta:character-count="5018" meta:non-whitespace-character-count="4814"/>
  </office:meta>
</office:document-meta>
</file>